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6a9955" loext:opacity="100%" style:font-name="Consolas" fo:font-size="10.5pt" fo:font-weight="normal"/>
    </style:style>
    <style:style style:name="T7" style:family="text">
      <style:text-properties fo:color="#569cd6" loext:opacity="100%" style:font-name="Consolas" fo:font-size="10.5pt" fo:font-weight="normal"/>
    </style:style>
    <style:style style:name="T8" style:family="text">
      <style:text-properties style:font-name="Consolas" fo:font-size="10.5pt" fo:font-weight="normal"/>
    </style:style>
    <style:style style:name="T9" style:family="text">
      <style:text-properties fo:color="#4fc1ff" loext:opacity="100%" style:font-name="Consolas" fo:font-size="10.5pt" fo:font-weight="normal"/>
    </style:style>
    <style:style style:name="T10" style:family="text">
      <style:text-properties fo:color="#dcdcaa" loext:opacity="100%" style:font-name="Consolas" fo:font-size="10.5pt" fo:font-weight="normal"/>
    </style:style>
    <style:style style:name="T11" style:family="text">
      <style:text-properties fo:color="#d4d4d4" loext:opacity="100%" style:font-name="Consolas" fo:font-size="10.5pt" fo:font-weight="normal"/>
    </style:style>
    <style:style style:name="T12" style:family="text">
      <style:text-properties fo:color="#9cdcfe" loext:opacity="100%" style:font-name="Consolas" fo:font-size="10.5pt" fo:font-weight="normal"/>
    </style:style>
    <style:style style:name="T13" style:family="text">
      <style:text-properties fo:color="#ce9178" loext:opacity="100%" style:font-name="Consolas" fo:font-size="10.5pt" fo:font-weight="normal"/>
    </style:style>
    <style:style style:name="T14" style:family="text">
      <style:text-properties fo:color="#b5cea8" loext:opacity="100%" style:font-name="Consolas" fo:font-size="10.5pt" fo:font-weight="normal"/>
    </style:style>
    <style:style style:name="T15" style:family="text">
      <style:text-properties fo:color="#c586c0" loext:opacity="100%" style:font-name="Consolas" fo:font-size="10.5pt" fo:font-weight="normal"/>
    </style:style>
    <style:style style:name="T16" style:family="text">
      <style:text-properties fo:color="#4ec9b0" loext:opacity="100%" style:font-name="Consolas" fo:font-size="10.5pt" fo:font-weight="normal"/>
    </style:style>
    <style:style style:name="T17" style:family="text">
      <style:text-properties fo:color="#808080" loext:opacity="100%" style:font-name="Consolas" fo:font-size="10.5pt" fo:font-weight="normal"/>
    </style:style>
    <style:style style:name="T18" style:family="text">
      <style:text-properties fo:color="#d4d4d4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React</text:span>, { <text:span text:style-name="T2">useState</text:span>, <text:span text:style-name="T2">useEffect</text:span> } <text:span text:style-name="T1">from</text:span> <text:span text:style-name="T3">"react"</text:span>;</text:p>
      <text:p text:style-name="P1"><text:span text:style-name="T1">import</text:span> <text:span text:style-name="T3">"./AltaIngreso.css"</text:span>;</text:p>
      <text:p text:style-name="P2"/>
      <text:p text:style-name="P1"><text:span text:style-name="T4">function</text:span> <text:span text:style-name="T5">AltaIngreso</text:span>() {</text:p>
      <text:p text:style-name="P3">  <text:span text:style-name="T6">// --- Datos principales ---</text:span></text:p>
      <text:p text:style-name="P3">  <text:span text:style-name="T7">const</text:span><text:span text:style-name="T8"> [</text:span><text:span text:style-name="T9">ingresos</text:span><text:span text:style-name="T8">, </text:span><text:span text:style-name="T10">setIngresos</text:span><text:span text:style-name="T8">] </text:span><text:span text:style-name="T11">=</text:span><text:span text:style-name="T8"> </text:span><text:span text:style-name="T10">useState</text:span><text:span text:style-name="T8">([]);</text:span></text:p>
      <text:p text:style-name="P2"/>
      <text:p text:style-name="P3">  <text:span text:style-name="T6">// Formulario para alta / modificación</text:span></text:p>
      <text:p text:style-name="P3">  <text:span text:style-name="T7">const</text:span><text:span text:style-name="T8"> [</text:span><text:span text:style-name="T9">nuevoIngreso</text:span><text:span text:style-name="T8">, </text:span><text:span text:style-name="T10">setNuevoIngreso</text:span><text:span text:style-name="T8">] </text:span><text:span text:style-name="T11">=</text:span><text:span text:style-name="T8"> </text:span><text:span text:style-name="T10">useState</text:span><text:span text:style-name="T8">({</text:span></text:p>
      <text:p text:style-name="P3">    <text:span text:style-name="T12">id:</text:span><text:span text:style-name="T8"> </text:span><text:span text:style-name="T7">null</text:span><text:span text:style-name="T8">,</text:span></text:p>
      <text:p text:style-name="P3">    <text:span text:style-name="T12">categoria:</text:span><text:span text:style-name="T8"> </text:span><text:span text:style-name="T13">""</text:span><text:span text:style-name="T8">,</text:span></text:p>
      <text:p text:style-name="P3">    <text:span text:style-name="T12">monto:</text:span><text:span text:style-name="T8"> </text:span><text:span text:style-name="T13">""</text:span><text:span text:style-name="T8">,</text:span></text:p>
      <text:p text:style-name="P3">    <text:span text:style-name="T12">fecha:</text:span><text:span text:style-name="T8"> </text:span><text:span text:style-name="T13">""</text:span><text:span text:style-name="T8">,</text:span></text:p>
      <text:p text:style-name="P3">  <text:span text:style-name="T8">});</text:span></text:p>
      <text:p text:style-name="P2"/>
      <text:p text:style-name="P3">  <text:span text:style-name="T6">// --- Filtros aplicados (los que usa el backend) ---</text:span></text:p>
      <text:p text:style-name="P3">  <text:span text:style-name="T7">const</text:span><text:span text:style-name="T8"> [</text:span><text:span text:style-name="T9">filterDesde</text:span><text:span text:style-name="T8">, </text:span><text:span text:style-name="T10">setFilterDesde</text:span><text:span text:style-name="T8">] </text:span><text:span text:style-name="T11">=</text:span><text:span text:style-name="T8"> </text:span><text:span text:style-name="T10">useState</text:span><text:span text:style-name="T8">(</text:span><text:span text:style-name="T13">""</text:span><text:span text:style-name="T8">); </text:span><text:span text:style-name="T6">// YYYY-MM-DD</text:span></text:p>
      <text:p text:style-name="P3">  <text:span text:style-name="T7">const</text:span><text:span text:style-name="T8"> [</text:span><text:span text:style-name="T9">filterHasta</text:span><text:span text:style-name="T8">, </text:span><text:span text:style-name="T10">setFilterHasta</text:span><text:span text:style-name="T8">] </text:span><text:span text:style-name="T11">=</text:span><text:span text:style-name="T8"> </text:span><text:span text:style-name="T10">useState</text:span><text:span text:style-name="T8">(</text:span><text:span text:style-name="T13">""</text:span><text:span text:style-name="T8">); </text:span><text:span text:style-name="T6">// YYYY-MM-DD</text:span></text:p>
      <text:p text:style-name="P2"/>
      <text:p text:style-name="P3">  <text:span text:style-name="T6">// --- Inputs de los filtros (lo que escribe el usuario) ---</text:span></text:p>
      <text:p text:style-name="P3">  <text:span text:style-name="T7">const</text:span><text:span text:style-name="T8"> [</text:span><text:span text:style-name="T9">inputDesde</text:span><text:span text:style-name="T8">, </text:span><text:span text:style-name="T10">setInputDesde</text:span><text:span text:style-name="T8">] </text:span><text:span text:style-name="T11">=</text:span><text:span text:style-name="T8"> </text:span><text:span text:style-name="T10">useState</text:span><text:span text:style-name="T8">(</text:span><text:span text:style-name="T13">""</text:span><text:span text:style-name="T8">);</text:span></text:p>
      <text:p text:style-name="P3">  <text:span text:style-name="T7">const</text:span><text:span text:style-name="T8"> [</text:span><text:span text:style-name="T9">inputHasta</text:span><text:span text:style-name="T8">, </text:span><text:span text:style-name="T10">setInputHasta</text:span><text:span text:style-name="T8">] </text:span><text:span text:style-name="T11">=</text:span><text:span text:style-name="T8"> </text:span><text:span text:style-name="T10">useState</text:span><text:span text:style-name="T8">(</text:span><text:span text:style-name="T13">""</text:span><text:span text:style-name="T8">);</text:span></text:p>
      <text:p text:style-name="P2"/>
      <text:p text:style-name="P3">  <text:span text:style-name="T6">// Para poder vaciar la lista al presionar "Limpiar"</text:span></text:p>
      <text:p text:style-name="P3">  <text:span text:style-name="T7">const</text:span><text:span text:style-name="T8"> [</text:span><text:span text:style-name="T9">listCleared</text:span><text:span text:style-name="T8">, </text:span><text:span text:style-name="T10">setListCleared</text:span><text:span text:style-name="T8">] </text:span><text:span text:style-name="T11">=</text:span><text:span text:style-name="T8"> </text:span><text:span text:style-name="T10">useState</text:span><text:span text:style-name="T8">(</text:span><text:span text:style-name="T7">false</text:span><text:span text:style-name="T8">);</text:span></text:p>
      <text:p text:style-name="P2"/>
      <text:p text:style-name="P3">  <text:span text:style-name="T7">const</text:span><text:span text:style-name="T8"> </text:span><text:span text:style-name="T9">PAGE_SIZE</text:span><text:span text:style-name="T8"> </text:span><text:span text:style-name="T11">=</text:span><text:span text:style-name="T8"> </text:span><text:span text:style-name="T14">5</text:span><text:span text:style-name="T8">; </text:span><text:span text:style-name="T6">// cantidad de registros por página</text:span></text:p>
      <text:p text:style-name="P3">  <text:span text:style-name="T7">const</text:span><text:span text:style-name="T8"> [</text:span><text:span text:style-name="T9">currentPage</text:span><text:span text:style-name="T8">, </text:span><text:span text:style-name="T10">setCurrentPage</text:span><text:span text:style-name="T8">] </text:span><text:span text:style-name="T11">=</text:span><text:span text:style-name="T8"> </text:span><text:span text:style-name="T10">useState</text:span><text:span text:style-name="T8">(</text:span><text:span text:style-name="T14">1</text:span><text:span text:style-name="T8">);</text:span></text:p>
      <text:p text:style-name="P3">  <text:span text:style-name="T7">const</text:span><text:span text:style-name="T8"> [</text:span><text:span text:style-name="T9">totalItems</text:span><text:span text:style-name="T8">, </text:span><text:span text:style-name="T10">setTotalItems</text:span><text:span text:style-name="T8">] </text:span><text:span text:style-name="T11">=</text:span><text:span text:style-name="T8"> </text:span><text:span text:style-name="T10">useState</text:span><text:span text:style-name="T8">(</text:span><text:span text:style-name="T14">0</text:span><text:span text:style-name="T8">);</text:span></text:p>
      <text:p text:style-name="P2"/>
      <text:p text:style-name="P3">  <text:span text:style-name="T6">// Mensajes de UI</text:span></text:p>
      <text:p text:style-name="P3">  <text:span text:style-name="T7">const</text:span><text:span text:style-name="T8"> [</text:span><text:span text:style-name="T9">message</text:span><text:span text:style-name="T8">, </text:span><text:span text:style-name="T10">setMessage</text:span><text:span text:style-name="T8">] </text:span><text:span text:style-name="T11">=</text:span><text:span text:style-name="T8"> </text:span><text:span text:style-name="T10">useState</text:span><text:span text:style-name="T8">(</text:span><text:span text:style-name="T13">""</text:span><text:span text:style-name="T8">);</text:span></text:p>
      <text:p text:style-name="P3">  <text:span text:style-name="T7">const</text:span><text:span text:style-name="T8"> [</text:span><text:span text:style-name="T9">messageType</text:span><text:span text:style-name="T8">, </text:span><text:span text:style-name="T10">setMessageType</text:span><text:span text:style-name="T8">] </text:span><text:span text:style-name="T11">=</text:span><text:span text:style-name="T8"> </text:span><text:span text:style-name="T10">useState</text:span><text:span text:style-name="T8">(</text:span><text:span text:style-name="T13">"info"</text:span><text:span text:style-name="T8">); </text:span><text:span text:style-name="T6">// "success" | "error" | "info"</text:span></text:p>
      <text:p text:style-name="P3">  <text:span text:style-name="T7">let</text:span><text:span text:style-name="T8"> </text:span><text:span text:style-name="T12">messageTimer</text:span><text:span text:style-name="T8"> </text:span><text:span text:style-name="T11">=</text:span><text:span text:style-name="T8"> </text:span><text:span text:style-name="T7">null</text:span><text:span text:style-name="T8">;</text:span></text:p>
      <text:p text:style-name="P2"/>
      <text:p text:style-name="P3">  <text:span text:style-name="T7">const</text:span><text:span text:style-name="T8"> </text:span><text:span text:style-name="T10">showMessage</text:span><text:span text:style-name="T8"> </text:span><text:span text:style-name="T11">=</text:span><text:span text:style-name="T8"> (</text:span><text:span text:style-name="T12">text</text:span><text:span text:style-name="T8">, </text:span><text:span text:style-name="T12">type</text:span><text:span text:style-name="T8"> </text:span><text:span text:style-name="T11">=</text:span><text:span text:style-name="T8"> </text:span><text:span text:style-name="T13">"info"</text:span><text:span text:style-name="T8">, </text:span><text:span text:style-name="T12">ms</text:span><text:span text:style-name="T8"> </text:span><text:span text:style-name="T11">=</text:span><text:span text:style-name="T8"> </text:span><text:span text:style-name="T14">3500</text:span><text:span text:style-name="T8">) </text:span><text:span text:style-name="T7">=&gt;</text:span><text:span text:style-name="T8"> {</text:span></text:p>
      <text:p text:style-name="P3">    <text:span text:style-name="T10">clearTimeout</text:span><text:span text:style-name="T8">(</text:span><text:span text:style-name="T12">messageTimer</text:span><text:span text:style-name="T8">);</text:span></text:p>
      <text:p text:style-name="P3">    <text:span text:style-name="T10">setMessage</text:span><text:span text:style-name="T8">(</text:span><text:span text:style-name="T12">text</text:span><text:span text:style-name="T8">);</text:span></text:p>
      <text:p text:style-name="P3">    <text:span text:style-name="T10">setMessageType</text:span><text:span text:style-name="T8">(</text:span><text:span text:style-name="T12">type</text:span><text:span text:style-name="T8">);</text:span></text:p>
      <text:p text:style-name="P3">    <text:span text:style-name="T12">messageTimer</text:span><text:span text:style-name="T8"> </text:span><text:span text:style-name="T11">=</text:span><text:span text:style-name="T8"> </text:span><text:span text:style-name="T10">setTimeout</text:span><text:span text:style-name="T8">(() </text:span><text:span text:style-name="T7">=&gt;</text:span><text:span text:style-name="T8"> {</text:span></text:p>
      <text:p text:style-name="P3">      <text:span text:style-name="T10">setMessage</text:span><text:span text:style-name="T8">(</text:span><text:span text:style-name="T13">""</text:span><text:span text:style-name="T8">);</text:span></text:p>
      <text:p text:style-name="P3">    <text:span text:style-name="T8">}, </text:span><text:span text:style-name="T12">ms</text:span><text:span text:style-name="T8">);</text:span></text:p>
      <text:p text:style-name="P3">  <text:span text:style-name="T8">};</text:span></text:p>
      <text:p text:style-name="P2"/>
      <text:p text:style-name="P3">  <text:span text:style-name="T6">// --- Fetch ingresos desde backend con paginación y filtros aplicados ---</text:span></text:p>
      <text:p text:style-name="P3">  <text:span text:style-name="T6">// Devuelve los datos para que los handlers puedan inspeccionarlos si es necesario.</text:span></text:p>
      <text:p text:style-name="P3">  <text:span text:style-name="T7">const</text:span><text:span text:style-name="T8"> </text:span><text:span text:style-name="T10">fetchIngresos</text:span><text:span text:style-name="T8"> </text:span><text:span text:style-name="T11">=</text:span><text:span text:style-name="T8"> </text:span><text:span text:style-name="T7">async</text:span><text:span text:style-name="T8"> (</text:span><text:span text:style-name="T12">page</text:span><text:span text:style-name="T8"> </text:span><text:span text:style-name="T11">=</text:span><text:span text:style-name="T8"> </text:span><text:span text:style-name="T14">1</text:span><text:span text:style-name="T8">) </text:span><text:span text:style-name="T7">=&gt;</text:span><text:span text:style-name="T8"> {</text:span></text:p>
      <text:p text:style-name="P3">    <text:span text:style-name="T15">if</text:span><text:span text:style-name="T8"> (</text:span><text:span text:style-name="T9">listCleared</text:span><text:span text:style-name="T8">) </text:span><text:span text:style-name="T15">return</text:span><text:span text:style-name="T8"> { </text:span><text:span text:style-name="T12">ingresos:</text:span><text:span text:style-name="T8"> [], </text:span><text:span text:style-name="T12">total:</text:span><text:span text:style-name="T8"> </text:span><text:span text:style-name="T14">0</text:span><text:span text:style-name="T8"> };</text:span></text:p>
      <text:p text:style-name="P3">    <text:span text:style-name="T15">try</text:span><text:span text:style-name="T8"> {</text:span></text:p>
      <text:p text:style-name="P3"><text:soft-page-break/>      <text:span text:style-name="T7">const</text:span><text:span text:style-name="T8"> </text:span><text:span text:style-name="T9">params</text:span><text:span text:style-name="T8"> </text:span><text:span text:style-name="T11">=</text:span><text:span text:style-name="T8"> </text:span><text:span text:style-name="T7">new</text:span><text:span text:style-name="T8"> </text:span><text:span text:style-name="T16">URLSearchParams</text:span><text:span text:style-name="T8">({</text:span></text:p>
      <text:p text:style-name="P3">        <text:span text:style-name="T12">page</text:span><text:span text:style-name="T8">,</text:span></text:p>
      <text:p text:style-name="P3">        <text:span text:style-name="T12">page_size:</text:span><text:span text:style-name="T8"> </text:span><text:span text:style-name="T9">PAGE_SIZE</text:span><text:span text:style-name="T8">,</text:span></text:p>
      <text:p text:style-name="P3">        <text:span text:style-name="T12">desde:</text:span><text:span text:style-name="T8"> </text:span><text:span text:style-name="T9">filterDesde</text:span><text:span text:style-name="T8"> </text:span><text:span text:style-name="T11">||</text:span><text:span text:style-name="T8"> </text:span><text:span text:style-name="T13">""</text:span><text:span text:style-name="T8">,</text:span></text:p>
      <text:p text:style-name="P3">        <text:span text:style-name="T12">hasta:</text:span><text:span text:style-name="T8"> </text:span><text:span text:style-name="T9">filterHasta</text:span><text:span text:style-name="T8"> </text:span><text:span text:style-name="T11">||</text:span><text:span text:style-name="T8"> </text:span><text:span text:style-name="T13">""</text:span><text:span text:style-name="T8">,</text:span></text:p>
      <text:p text:style-name="P3">      <text:span text:style-name="T8">});</text:span></text:p>
      <text:p text:style-name="P3">      <text:span text:style-name="T7">const</text:span><text:span text:style-name="T8"> </text:span><text:span text:style-name="T9">res</text:span><text:span text:style-name="T8"> </text:span><text:span text:style-name="T11">=</text:span><text:span text:style-name="T8"> </text:span><text:span text:style-name="T15">await</text:span><text:span text:style-name="T8"> </text:span><text:span text:style-name="T10">fetch</text:span><text:span text:style-name="T8">(</text:span><text:span text:style-name="T13">`http://localhost:8000/ingresos?</text:span><text:span text:style-name="T7">${</text:span><text:span text:style-name="T9">params</text:span><text:span text:style-name="T7">}</text:span><text:span text:style-name="T13">`</text:span><text:span text:style-name="T8">);</text:span></text:p>
      <text:p text:style-name="P3">      <text:span text:style-name="T15">if</text:span><text:span text:style-name="T8"> (</text:span><text:span text:style-name="T11">!</text:span><text:span text:style-name="T9">res</text:span><text:span text:style-name="T8">.</text:span><text:span text:style-name="T9">ok</text:span><text:span text:style-name="T8">) {</text:span></text:p>
      <text:p text:style-name="P3">        <text:span text:style-name="T6">// Leer cuerpo de error si existe</text:span></text:p>
      <text:p text:style-name="P3">        <text:span text:style-name="T7">const</text:span><text:span text:style-name="T8"> </text:span><text:span text:style-name="T9">txt</text:span><text:span text:style-name="T8"> </text:span><text:span text:style-name="T11">=</text:span><text:span text:style-name="T8"> </text:span><text:span text:style-name="T15">await</text:span><text:span text:style-name="T8"> </text:span><text:span text:style-name="T9">res</text:span><text:span text:style-name="T8">.</text:span><text:span text:style-name="T10">text</text:span><text:span text:style-name="T8">();</text:span></text:p>
      <text:p text:style-name="P3">        <text:span text:style-name="T15">throw</text:span><text:span text:style-name="T8"> </text:span><text:span text:style-name="T7">new</text:span><text:span text:style-name="T8"> </text:span><text:span text:style-name="T16">Error</text:span><text:span text:style-name="T8">(</text:span><text:span text:style-name="T13">`HTTP </text:span><text:span text:style-name="T7">${</text:span><text:span text:style-name="T9">res</text:span><text:span text:style-name="T11">.</text:span><text:span text:style-name="T9">status</text:span><text:span text:style-name="T7">}</text:span><text:span text:style-name="T13"> - </text:span><text:span text:style-name="T7">${</text:span><text:span text:style-name="T9">txt</text:span><text:span text:style-name="T7">}</text:span><text:span text:style-name="T13">`</text:span><text:span text:style-name="T8">);</text:span></text:p>
      <text:p text:style-name="P3">      <text:span text:style-name="T8">}</text:span></text:p>
      <text:p text:style-name="P3">      <text:span text:style-name="T7">const</text:span><text:span text:style-name="T8"> </text:span><text:span text:style-name="T9">data</text:span><text:span text:style-name="T8"> </text:span><text:span text:style-name="T11">=</text:span><text:span text:style-name="T8"> </text:span><text:span text:style-name="T15">await</text:span><text:span text:style-name="T8"> </text:span><text:span text:style-name="T9">res</text:span><text:span text:style-name="T8">.</text:span><text:span text:style-name="T10">json</text:span><text:span text:style-name="T8">();</text:span></text:p>
      <text:p text:style-name="P2"/>
      <text:p text:style-name="P3">      <text:span text:style-name="T6">// data.ingresos es el array real</text:span></text:p>
      <text:p text:style-name="P3">      <text:span text:style-name="T7">const</text:span><text:span text:style-name="T8"> </text:span><text:span text:style-name="T9">fetched</text:span><text:span text:style-name="T8"> </text:span><text:span text:style-name="T11">=</text:span><text:span text:style-name="T8"> </text:span><text:span text:style-name="T9">data</text:span><text:span text:style-name="T8">.</text:span><text:span text:style-name="T12">ingresos</text:span><text:span text:style-name="T8"> </text:span><text:span text:style-name="T11">||</text:span><text:span text:style-name="T8"> [];</text:span></text:p>
      <text:p text:style-name="P3">      <text:span text:style-name="T7">const</text:span><text:span text:style-name="T8"> </text:span><text:span text:style-name="T9">total</text:span><text:span text:style-name="T8"> </text:span><text:span text:style-name="T11">=</text:span><text:span text:style-name="T8"> </text:span><text:span text:style-name="T7">typeof</text:span><text:span text:style-name="T8"> </text:span><text:span text:style-name="T9">data</text:span><text:span text:style-name="T8">.</text:span><text:span text:style-name="T12">total</text:span><text:span text:style-name="T8"> </text:span><text:span text:style-name="T11">===</text:span><text:span text:style-name="T8"> </text:span><text:span text:style-name="T13">"number"</text:span><text:span text:style-name="T8"> </text:span><text:span text:style-name="T11">?</text:span><text:span text:style-name="T8"> </text:span><text:span text:style-name="T9">data</text:span><text:span text:style-name="T8">.</text:span><text:span text:style-name="T12">total</text:span><text:span text:style-name="T8"> </text:span><text:span text:style-name="T11">:</text:span><text:span text:style-name="T8"> (</text:span><text:span text:style-name="T9">fetched</text:span><text:span text:style-name="T8">.</text:span><text:span text:style-name="T12">length</text:span><text:span text:style-name="T8"> </text:span><text:span text:style-name="T11">||</text:span><text:span text:style-name="T8"> </text:span><text:span text:style-name="T14">0</text:span><text:span text:style-name="T8">);</text:span></text:p>
      <text:p text:style-name="P2"/>
      <text:p text:style-name="P3">      <text:span text:style-name="T10">setIngresos</text:span><text:span text:style-name="T8">(</text:span><text:span text:style-name="T9">fetched</text:span><text:span text:style-name="T8">);</text:span></text:p>
      <text:p text:style-name="P3">      <text:span text:style-name="T10">setTotalItems</text:span><text:span text:style-name="T8">(</text:span><text:span text:style-name="T9">total</text:span><text:span text:style-name="T8">);</text:span></text:p>
      <text:p text:style-name="P2"/>
      <text:p text:style-name="P3">      <text:span text:style-name="T6">// Ajustar página si el page pedido quedó fuera de rango tras filtrar</text:span></text:p>
      <text:p text:style-name="P3">      <text:span text:style-name="T7">const</text:span><text:span text:style-name="T8"> </text:span><text:span text:style-name="T9">totalPagesCalc</text:span><text:span text:style-name="T8"> </text:span><text:span text:style-name="T11">=</text:span><text:span text:style-name="T8"> </text:span><text:span text:style-name="T12">Math</text:span><text:span text:style-name="T8">.</text:span><text:span text:style-name="T10">max</text:span><text:span text:style-name="T8">(</text:span><text:span text:style-name="T14">1</text:span><text:span text:style-name="T8">, </text:span><text:span text:style-name="T12">Math</text:span><text:span text:style-name="T8">.</text:span><text:span text:style-name="T10">ceil</text:span><text:span text:style-name="T8">(</text:span><text:span text:style-name="T9">total</text:span><text:span text:style-name="T8"> </text:span><text:span text:style-name="T11">/</text:span><text:span text:style-name="T8"> </text:span><text:span text:style-name="T9">PAGE_SIZE</text:span><text:span text:style-name="T8">));</text:span></text:p>
      <text:p text:style-name="P3">      <text:span text:style-name="T15">if</text:span><text:span text:style-name="T8"> (</text:span><text:span text:style-name="T12">page</text:span><text:span text:style-name="T8"> </text:span><text:span text:style-name="T11">&gt;</text:span><text:span text:style-name="T8"> </text:span><text:span text:style-name="T9">totalPagesCalc</text:span><text:span text:style-name="T8">) {</text:span></text:p>
      <text:p text:style-name="P3">        <text:span text:style-name="T10">setCurrentPage</text:span><text:span text:style-name="T8">(</text:span><text:span text:style-name="T9">totalPagesCalc</text:span><text:span text:style-name="T8">);</text:span></text:p>
      <text:p text:style-name="P3">      <text:span text:style-name="T8">}</text:span></text:p>
      <text:p text:style-name="P2"/>
      <text:p text:style-name="P3">      <text:span text:style-name="T15">return</text:span><text:span text:style-name="T8"> { </text:span><text:span text:style-name="T12">ingresos:</text:span><text:span text:style-name="T8"> </text:span><text:span text:style-name="T9">fetched</text:span><text:span text:style-name="T8">, </text:span><text:span text:style-name="T12">total</text:span><text:span text:style-name="T8"> };</text:span></text:p>
      <text:p text:style-name="P3">    <text:span text:style-name="T8">} </text:span><text:span text:style-name="T15">catch</text:span><text:span text:style-name="T8"> (</text:span><text:span text:style-name="T12">err</text:span><text:span text:style-name="T8">) {</text:span></text:p>
      <text:p text:style-name="P3">      <text:span text:style-name="T12">console</text:span><text:span text:style-name="T8">.</text:span><text:span text:style-name="T10">error</text:span><text:span text:style-name="T8">(</text:span><text:span text:style-name="T13">"Error al obtener ingresos:"</text:span><text:span text:style-name="T8">, </text:span><text:span text:style-name="T12">err</text:span><text:span text:style-name="T8">);</text:span></text:p>
      <text:p text:style-name="P3">      <text:span text:style-name="T10">setIngresos</text:span><text:span text:style-name="T8">([]);</text:span></text:p>
      <text:p text:style-name="P3">      <text:span text:style-name="T10">setTotalItems</text:span><text:span text:style-name="T8">(</text:span><text:span text:style-name="T14">0</text:span><text:span text:style-name="T8">);</text:span></text:p>
      <text:p text:style-name="P3">      <text:span text:style-name="T10">showMessage</text:span><text:span text:style-name="T8">(</text:span><text:span text:style-name="T13">"Error al obtener ingresos. Revisa el backend."</text:span><text:span text:style-name="T8">, </text:span><text:span text:style-name="T13">"error"</text:span><text:span text:style-name="T8">);</text:span></text:p>
      <text:p text:style-name="P3">      <text:span text:style-name="T15">return</text:span><text:span text:style-name="T8"> { </text:span><text:span text:style-name="T12">ingresos:</text:span><text:span text:style-name="T8"> [], </text:span><text:span text:style-name="T12">total:</text:span><text:span text:style-name="T8"> </text:span><text:span text:style-name="T14">0</text:span><text:span text:style-name="T8"> };</text:span></text:p>
      <text:p text:style-name="P3">    <text:span text:style-name="T8">}</text:span></text:p>
      <text:p text:style-name="P3">  <text:span text:style-name="T8">};</text:span></text:p>
      <text:p text:style-name="P2"/>
      <text:p text:style-name="P3">  <text:span text:style-name="T6">// Traer ingresos cuando cambien página o filtros aplicados</text:span></text:p>
      <text:p text:style-name="P3">  <text:span text:style-name="T10">useEffect</text:span><text:span text:style-name="T8">(() </text:span><text:span text:style-name="T7">=&gt;</text:span><text:span text:style-name="T8"> {</text:span></text:p>
      <text:p text:style-name="P3">    <text:span text:style-name="T10">fetchIngresos</text:span><text:span text:style-name="T8">(</text:span><text:span text:style-name="T9">currentPage</text:span><text:span text:style-name="T8">);</text:span></text:p>
      <text:p text:style-name="P3">    <text:span text:style-name="T6">// limpiamos timer cuando el componente se desmonta</text:span></text:p>
      <text:p text:style-name="P3">    <text:span text:style-name="T15">return</text:span><text:span text:style-name="T8"> () </text:span><text:span text:style-name="T7">=&gt;</text:span><text:span text:style-name="T8"> </text:span><text:span text:style-name="T10">clearTimeout</text:span><text:span text:style-name="T8">(</text:span><text:span text:style-name="T12">messageTimer</text:span><text:span text:style-name="T8">);</text:span></text:p>
      <text:p text:style-name="P3">    <text:span text:style-name="T6">// eslint-disable-next-line react-hooks/exhaustive-deps</text:span></text:p>
      <text:p text:style-name="P3">  <text:span text:style-name="T8">}, [</text:span><text:span text:style-name="T9">currentPage</text:span><text:span text:style-name="T8">, </text:span><text:span text:style-name="T9">filterDesde</text:span><text:span text:style-name="T8">, </text:span><text:span text:style-name="T9">filterHasta</text:span><text:span text:style-name="T8">, </text:span><text:span text:style-name="T9">listCleared</text:span><text:span text:style-name="T8">]);</text:span></text:p>
      <text:p text:style-name="P2"/>
      <text:p text:style-name="P3">  <text:span text:style-name="T7">const</text:span><text:span text:style-name="T8"> </text:span><text:span text:style-name="T9">totalPages</text:span><text:span text:style-name="T8"> </text:span><text:span text:style-name="T11">=</text:span><text:span text:style-name="T8"> </text:span><text:span text:style-name="T12">Math</text:span><text:span text:style-name="T8">.</text:span><text:span text:style-name="T10">max</text:span><text:span text:style-name="T8">(</text:span><text:span text:style-name="T14">1</text:span><text:span text:style-name="T8">, </text:span><text:span text:style-name="T12">Math</text:span><text:span text:style-name="T8">.</text:span><text:span text:style-name="T10">ceil</text:span><text:span text:style-name="T8">(</text:span><text:span text:style-name="T9">totalItems</text:span><text:span text:style-name="T8"> </text:span><text:span text:style-name="T11">/</text:span><text:span text:style-name="T8"> </text:span><text:span text:style-name="T9">PAGE_SIZE</text:span><text:span text:style-name="T8">));</text:span></text:p>
      <text:p text:style-name="P3">  <text:span text:style-name="T7">const</text:span><text:span text:style-name="T8"> </text:span><text:span text:style-name="T9">startIndex</text:span><text:span text:style-name="T8"> </text:span><text:span text:style-name="T11">=</text:span><text:span text:style-name="T8"> </text:span><text:span text:style-name="T9">totalItems</text:span><text:span text:style-name="T8"> </text:span><text:span text:style-name="T11">===</text:span><text:span text:style-name="T8"> </text:span><text:span text:style-name="T14">0</text:span><text:span text:style-name="T8"> </text:span><text:span text:style-name="T11">?</text:span><text:span text:style-name="T8"> </text:span><text:span text:style-name="T14">0</text:span><text:span text:style-name="T8"> </text:span><text:span text:style-name="T11">:</text:span><text:span text:style-name="T8"> (</text:span><text:span text:style-name="T9">currentPage</text:span><text:span text:style-name="T8"> </text:span><text:span text:style-name="T11">-</text:span><text:span text:style-name="T8"> </text:span><text:span text:style-name="T14">1</text:span><text:span text:style-name="T8">) </text:span><text:span text:style-name="T11">*</text:span><text:span text:style-name="T8"> </text:span><text:span text:style-name="T9">PAGE_SIZE</text:span><text:span text:style-name="T8"> </text:span><text:span text:style-name="T11">+</text:span><text:span text:style-name="T8"> </text:span><text:span text:style-name="T14">1</text:span><text:span text:style-name="T8">;</text:span></text:p>
      <text:p text:style-name="P3">  <text:span text:style-name="T7">const</text:span><text:span text:style-name="T8"> </text:span><text:span text:style-name="T9">endIndex</text:span><text:span text:style-name="T8"> </text:span><text:span text:style-name="T11">=</text:span><text:span text:style-name="T8"> </text:span><text:span text:style-name="T12">Math</text:span><text:span text:style-name="T8">.</text:span><text:span text:style-name="T10">min</text:span><text:span text:style-name="T8">(</text:span><text:span text:style-name="T9">currentPage</text:span><text:span text:style-name="T8"> </text:span><text:span text:style-name="T11">*</text:span><text:span text:style-name="T8"> </text:span><text:span text:style-name="T9">PAGE_SIZE</text:span><text:span text:style-name="T8">, </text:span><text:span text:style-name="T9">totalItems</text:span><text:span text:style-name="T8">);</text:span></text:p>
      <text:p text:style-name="P2"/>
      <text:p text:style-name="P3">  <text:span text:style-name="T6">// --- Manejo del formulario ---</text:span></text:p>
      <text:p text:style-name="P3"><text:soft-page-break/>  <text:span text:style-name="T7">const</text:span><text:span text:style-name="T8"> </text:span><text:span text:style-name="T10">handleChange</text:span><text:span text:style-name="T8"> </text:span><text:span text:style-name="T11">=</text:span><text:span text:style-name="T8"> (</text:span><text:span text:style-name="T12">e</text:span><text:span text:style-name="T8">) </text:span><text:span text:style-name="T7">=&gt;</text:span><text:span text:style-name="T8"> {</text:span></text:p>
      <text:p text:style-name="P3">    <text:span text:style-name="T7">const</text:span><text:span text:style-name="T8"> { </text:span><text:span text:style-name="T9">name</text:span><text:span text:style-name="T8">, </text:span><text:span text:style-name="T9">value</text:span><text:span text:style-name="T8"> } </text:span><text:span text:style-name="T11">=</text:span><text:span text:style-name="T8"> </text:span><text:span text:style-name="T12">e</text:span><text:span text:style-name="T8">.</text:span><text:span text:style-name="T12">target</text:span><text:span text:style-name="T8">;</text:span></text:p>
      <text:p text:style-name="P3">    <text:span text:style-name="T10">setNuevoIngreso</text:span><text:span text:style-name="T8">({ </text:span><text:span text:style-name="T11">...</text:span><text:span text:style-name="T9">nuevoIngreso</text:span><text:span text:style-name="T8">, </text:span><text:span text:style-name="T12">[</text:span><text:span text:style-name="T9">name</text:span><text:span text:style-name="T12">]:</text:span><text:span text:style-name="T8"> </text:span><text:span text:style-name="T9">value</text:span><text:span text:style-name="T8"> });</text:span></text:p>
      <text:p text:style-name="P3">  <text:span text:style-name="T8">};</text:span></text:p>
      <text:p text:style-name="P2"/>
      <text:p text:style-name="P3">  <text:span text:style-name="T7">const</text:span><text:span text:style-name="T8"> </text:span><text:span text:style-name="T10">resetForm</text:span><text:span text:style-name="T8"> </text:span><text:span text:style-name="T11">=</text:span><text:span text:style-name="T8"> () </text:span><text:span text:style-name="T7">=&gt;</text:span></text:p>
      <text:p text:style-name="P3">    <text:span text:style-name="T10">setNuevoIngreso</text:span><text:span text:style-name="T8">({ </text:span><text:span text:style-name="T12">id:</text:span><text:span text:style-name="T8"> </text:span><text:span text:style-name="T7">null</text:span><text:span text:style-name="T8">, </text:span><text:span text:style-name="T12">categoria:</text:span><text:span text:style-name="T8"> </text:span><text:span text:style-name="T13">""</text:span><text:span text:style-name="T8">, </text:span><text:span text:style-name="T12">monto:</text:span><text:span text:style-name="T8"> </text:span><text:span text:style-name="T13">""</text:span><text:span text:style-name="T8">, </text:span><text:span text:style-name="T12">fecha:</text:span><text:span text:style-name="T8"> </text:span><text:span text:style-name="T13">""</text:span><text:span text:style-name="T8"> });</text:span></text:p>
      <text:p text:style-name="P2"/>
      <text:p text:style-name="P3">  <text:span text:style-name="T7">const</text:span><text:span text:style-name="T8"> </text:span><text:span text:style-name="T10">handleSubmit</text:span><text:span text:style-name="T8"> </text:span><text:span text:style-name="T11">=</text:span><text:span text:style-name="T8"> </text:span><text:span text:style-name="T7">async</text:span><text:span text:style-name="T8"> (</text:span><text:span text:style-name="T12">e</text:span><text:span text:style-name="T8">) </text:span><text:span text:style-name="T7">=&gt;</text:span><text:span text:style-name="T8"> {</text:span></text:p>
      <text:p text:style-name="P3">    <text:span text:style-name="T12">e</text:span><text:span text:style-name="T8">.</text:span><text:span text:style-name="T10">preventDefault</text:span><text:span text:style-name="T8">();</text:span></text:p>
      <text:p text:style-name="P3">    <text:span text:style-name="T15">try</text:span><text:span text:style-name="T8"> {</text:span></text:p>
      <text:p text:style-name="P3">      <text:span text:style-name="T6">// Cuerpo con tipo fijo "ingreso"</text:span></text:p>
      <text:p text:style-name="P3">      <text:span text:style-name="T7">const</text:span><text:span text:style-name="T8"> </text:span><text:span text:style-name="T9">body</text:span><text:span text:style-name="T8"> </text:span><text:span text:style-name="T11">=</text:span><text:span text:style-name="T8"> {</text:span></text:p>
      <text:p text:style-name="P3">        <text:span text:style-name="T12">tipo:</text:span><text:span text:style-name="T8"> </text:span><text:span text:style-name="T13">"ingreso"</text:span><text:span text:style-name="T8">,</text:span></text:p>
      <text:p text:style-name="P3">        <text:span text:style-name="T12">categoria:</text:span><text:span text:style-name="T8"> </text:span><text:span text:style-name="T9">nuevoIngreso</text:span><text:span text:style-name="T8">.</text:span><text:span text:style-name="T12">categoria</text:span><text:span text:style-name="T8">,</text:span></text:p>
      <text:p text:style-name="P3">        <text:span text:style-name="T12">monto:</text:span><text:span text:style-name="T8"> </text:span><text:span text:style-name="T10">parseFloat</text:span><text:span text:style-name="T8">(</text:span><text:span text:style-name="T9">nuevoIngreso</text:span><text:span text:style-name="T8">.</text:span><text:span text:style-name="T12">monto</text:span><text:span text:style-name="T8"> </text:span><text:span text:style-name="T11">||</text:span><text:span text:style-name="T8"> </text:span><text:span text:style-name="T14">0</text:span><text:span text:style-name="T8">),</text:span></text:p>
      <text:p text:style-name="P3">        <text:span text:style-name="T12">fecha:</text:span><text:span text:style-name="T8"> </text:span><text:span text:style-name="T9">nuevoIngreso</text:span><text:span text:style-name="T8">.</text:span><text:span text:style-name="T12">fecha</text:span><text:span text:style-name="T8"> </text:span><text:span text:style-name="T11">||</text:span><text:span text:style-name="T8"> </text:span><text:span text:style-name="T7">null</text:span><text:span text:style-name="T8">,</text:span></text:p>
      <text:p text:style-name="P3">        <text:span text:style-name="T12">deuda_id:</text:span><text:span text:style-name="T8"> </text:span><text:span text:style-name="T7">null</text:span><text:span text:style-name="T8">,</text:span></text:p>
      <text:p text:style-name="P3">      <text:span text:style-name="T8">};</text:span></text:p>
      <text:p text:style-name="P2"/>
      <text:p text:style-name="P3">      <text:span text:style-name="T15">if</text:span><text:span text:style-name="T8"> (</text:span><text:span text:style-name="T9">nuevoIngreso</text:span><text:span text:style-name="T8">.</text:span><text:span text:style-name="T12">id</text:span><text:span text:style-name="T8">) {</text:span></text:p>
      <text:p text:style-name="P3">        <text:span text:style-name="T6">// Editar ingreso existente</text:span></text:p>
      <text:p text:style-name="P3">        <text:span text:style-name="T7">const</text:span><text:span text:style-name="T8"> </text:span><text:span text:style-name="T9">res</text:span><text:span text:style-name="T8"> </text:span><text:span text:style-name="T11">=</text:span><text:span text:style-name="T8"> </text:span><text:span text:style-name="T15">await</text:span><text:span text:style-name="T8"> </text:span><text:span text:style-name="T10">fetch</text:span><text:span text:style-name="T8">(</text:span><text:span text:style-name="T13">`http://localhost:8000/ingresos/</text:span><text:span text:style-name="T7">${</text:span><text:span text:style-name="T9">nuevoIngreso</text:span><text:span text:style-name="T11">.</text:span><text:span text:style-name="T12">id</text:span><text:span text:style-name="T7">}</text:span><text:span text:style-name="T13">`</text:span><text:span text:style-name="T8">, {</text:span></text:p>
      <text:p text:style-name="P3">          <text:span text:style-name="T12">method:</text:span><text:span text:style-name="T8"> </text:span><text:span text:style-name="T13">"PUT"</text:span><text:span text:style-name="T8">,</text:span></text:p>
      <text:p text:style-name="P3">          <text:span text:style-name="T12">headers:</text:span><text:span text:style-name="T8"> { </text:span><text:span text:style-name="T13">"Content-Type"</text:span><text:span text:style-name="T12">:</text:span><text:span text:style-name="T8"> </text:span><text:span text:style-name="T13">"application/json"</text:span><text:span text:style-name="T8"> },</text:span></text:p>
      <text:p text:style-name="P3">          <text:span text:style-name="T12">body:</text:span><text:span text:style-name="T8"> </text:span><text:span text:style-name="T12">JSON</text:span><text:span text:style-name="T8">.</text:span><text:span text:style-name="T10">stringify</text:span><text:span text:style-name="T8">(</text:span><text:span text:style-name="T9">body</text:span><text:span text:style-name="T8">),</text:span></text:p>
      <text:p text:style-name="P3">        <text:span text:style-name="T8">});</text:span></text:p>
      <text:p text:style-name="P3">        <text:span text:style-name="T15">if</text:span><text:span text:style-name="T8"> (</text:span><text:span text:style-name="T11">!</text:span><text:span text:style-name="T9">res</text:span><text:span text:style-name="T8">.</text:span><text:span text:style-name="T9">ok</text:span><text:span text:style-name="T8">) </text:span><text:span text:style-name="T15">throw</text:span><text:span text:style-name="T8"> </text:span><text:span text:style-name="T7">new</text:span><text:span text:style-name="T8"> </text:span><text:span text:style-name="T16">Error</text:span><text:span text:style-name="T8">(</text:span><text:span text:style-name="T13">`Error al actualizar (status </text:span><text:span text:style-name="T7">${</text:span><text:span text:style-name="T9">res</text:span><text:span text:style-name="T11">.</text:span><text:span text:style-name="T9">status</text:span><text:span text:style-name="T7">}</text:span><text:span text:style-name="T13">)`</text:span><text:span text:style-name="T8">);</text:span></text:p>
      <text:p text:style-name="P3">        <text:span text:style-name="T10">showMessage</text:span><text:span text:style-name="T8">(</text:span><text:span text:style-name="T13">"Ingreso actualizado correctamente."</text:span><text:span text:style-name="T8">, </text:span><text:span text:style-name="T13">"success"</text:span><text:span text:style-name="T8">);</text:span></text:p>
      <text:p text:style-name="P3">        <text:span text:style-name="T6">// actualizar la página actual (backend devolverá los datos)</text:span></text:p>
      <text:p text:style-name="P3">        <text:span text:style-name="T15">await</text:span><text:span text:style-name="T8"> </text:span><text:span text:style-name="T10">fetchIngresos</text:span><text:span text:style-name="T8">(</text:span><text:span text:style-name="T9">currentPage</text:span><text:span text:style-name="T8">);</text:span></text:p>
      <text:p text:style-name="P3">      <text:span text:style-name="T8">} </text:span><text:span text:style-name="T15">else</text:span><text:span text:style-name="T8"> {</text:span></text:p>
      <text:p text:style-name="P3">        <text:span text:style-name="T6">// Crear nuevo ingreso</text:span></text:p>
      <text:p text:style-name="P3">        <text:span text:style-name="T7">const</text:span><text:span text:style-name="T8"> </text:span><text:span text:style-name="T9">res</text:span><text:span text:style-name="T8"> </text:span><text:span text:style-name="T11">=</text:span><text:span text:style-name="T8"> </text:span><text:span text:style-name="T15">await</text:span><text:span text:style-name="T8"> </text:span><text:span text:style-name="T10">fetch</text:span><text:span text:style-name="T8">(</text:span><text:span text:style-name="T13">"http://localhost:8000/ingresos"</text:span><text:span text:style-name="T8">, {</text:span></text:p>
      <text:p text:style-name="P3">          <text:span text:style-name="T12">method:</text:span><text:span text:style-name="T8"> </text:span><text:span text:style-name="T13">"POST"</text:span><text:span text:style-name="T8">,</text:span></text:p>
      <text:p text:style-name="P3">          <text:span text:style-name="T12">headers:</text:span><text:span text:style-name="T8"> { </text:span><text:span text:style-name="T13">"Content-Type"</text:span><text:span text:style-name="T12">:</text:span><text:span text:style-name="T8"> </text:span><text:span text:style-name="T13">"application/json"</text:span><text:span text:style-name="T8"> },</text:span></text:p>
      <text:p text:style-name="P3">          <text:span text:style-name="T12">body:</text:span><text:span text:style-name="T8"> </text:span><text:span text:style-name="T12">JSON</text:span><text:span text:style-name="T8">.</text:span><text:span text:style-name="T10">stringify</text:span><text:span text:style-name="T8">(</text:span><text:span text:style-name="T9">body</text:span><text:span text:style-name="T8">),</text:span></text:p>
      <text:p text:style-name="P3">        <text:span text:style-name="T8">});</text:span></text:p>
      <text:p text:style-name="P3">        <text:span text:style-name="T15">if</text:span><text:span text:style-name="T8"> (</text:span><text:span text:style-name="T11">!</text:span><text:span text:style-name="T9">res</text:span><text:span text:style-name="T8">.</text:span><text:span text:style-name="T9">ok</text:span><text:span text:style-name="T8">) </text:span><text:span text:style-name="T15">throw</text:span><text:span text:style-name="T8"> </text:span><text:span text:style-name="T7">new</text:span><text:span text:style-name="T8"> </text:span><text:span text:style-name="T16">Error</text:span><text:span text:style-name="T8">(</text:span><text:span text:style-name="T13">`Error al crear (status </text:span><text:span text:style-name="T7">${</text:span><text:span text:style-name="T9">res</text:span><text:span text:style-name="T11">.</text:span><text:span text:style-name="T9">status</text:span><text:span text:style-name="T7">}</text:span><text:span text:style-name="T13">)`</text:span><text:span text:style-name="T8">);</text:span></text:p>
      <text:p text:style-name="P3">        <text:span text:style-name="T10">showMessage</text:span><text:span text:style-name="T8">(</text:span><text:span text:style-name="T13">"Ingreso agregado correctamente."</text:span><text:span text:style-name="T8">, </text:span><text:span text:style-name="T13">"success"</text:span><text:span text:style-name="T8">);</text:span></text:p>
      <text:p text:style-name="P3">        <text:span text:style-name="T6">// ir a página 1 para ver el registro nuevo (si corresponde al filtro)</text:span></text:p>
      <text:p text:style-name="P3">        <text:span text:style-name="T10">setCurrentPage</text:span><text:span text:style-name="T8">(</text:span><text:span text:style-name="T14">1</text:span><text:span text:style-name="T8">);</text:span></text:p>
      <text:p text:style-name="P3">        <text:span text:style-name="T15">await</text:span><text:span text:style-name="T8"> </text:span><text:span text:style-name="T10">fetchIngresos</text:span><text:span text:style-name="T8">(</text:span><text:span text:style-name="T14">1</text:span><text:span text:style-name="T8">);</text:span></text:p>
      <text:p text:style-name="P3">      <text:span text:style-name="T8">}</text:span></text:p>
      <text:p text:style-name="P2"/>
      <text:p text:style-name="P3">      <text:span text:style-name="T10">resetForm</text:span><text:span text:style-name="T8">();</text:span></text:p>
      <text:p text:style-name="P3">      <text:span text:style-name="T10">setListCleared</text:span><text:span text:style-name="T8">(</text:span><text:span text:style-name="T7">false</text:span><text:span text:style-name="T8">); </text:span><text:span text:style-name="T6">// aseguramos que la lista se muestre</text:span></text:p>
      <text:p text:style-name="P3">    <text:span text:style-name="T8">} </text:span><text:span text:style-name="T15">catch</text:span><text:span text:style-name="T8"> (</text:span><text:span text:style-name="T12">err</text:span><text:span text:style-name="T8">) {</text:span></text:p>
      <text:p text:style-name="P3">      <text:span text:style-name="T12">console</text:span><text:span text:style-name="T8">.</text:span><text:span text:style-name="T10">error</text:span><text:span text:style-name="T8">(</text:span><text:span text:style-name="T13">"Error al guardar ingreso:"</text:span><text:span text:style-name="T8">, </text:span><text:span text:style-name="T12">err</text:span><text:span text:style-name="T8">);</text:span></text:p>
      <text:p text:style-name="P3">      <text:span text:style-name="T10">showMessage</text:span><text:span text:style-name="T8">(</text:span><text:span text:style-name="T13">"Error guardando el ingreso."</text:span><text:span text:style-name="T8">, </text:span><text:span text:style-name="T13">"error"</text:span><text:span text:style-name="T8">);</text:span></text:p>
      <text:p text:style-name="P3">    <text:span text:style-name="T8">}</text:span></text:p>
      <text:p text:style-name="P3"><text:soft-page-break/>  <text:span text:style-name="T8">};</text:span></text:p>
      <text:p text:style-name="P2"/>
      <text:p text:style-name="P3">  <text:span text:style-name="T7">const</text:span><text:span text:style-name="T8"> </text:span><text:span text:style-name="T10">handleEdit</text:span><text:span text:style-name="T8"> </text:span><text:span text:style-name="T11">=</text:span><text:span text:style-name="T8"> (</text:span><text:span text:style-name="T12">ingreso</text:span><text:span text:style-name="T8">) </text:span><text:span text:style-name="T7">=&gt;</text:span><text:span text:style-name="T8"> {</text:span></text:p>
      <text:p text:style-name="P3">    <text:span text:style-name="T10">setNuevoIngreso</text:span><text:span text:style-name="T8">({</text:span></text:p>
      <text:p text:style-name="P3">      <text:span text:style-name="T12">id:</text:span><text:span text:style-name="T8"> </text:span><text:span text:style-name="T12">ingreso</text:span><text:span text:style-name="T8">.</text:span><text:span text:style-name="T12">id</text:span><text:span text:style-name="T8">,</text:span></text:p>
      <text:p text:style-name="P3">      <text:span text:style-name="T12">categoria:</text:span><text:span text:style-name="T8"> </text:span><text:span text:style-name="T12">ingreso</text:span><text:span text:style-name="T8">.</text:span><text:span text:style-name="T12">categoria</text:span><text:span text:style-name="T8"> </text:span><text:span text:style-name="T11">||</text:span><text:span text:style-name="T8"> </text:span><text:span text:style-name="T13">""</text:span><text:span text:style-name="T8">,</text:span></text:p>
      <text:p text:style-name="P3">      <text:span text:style-name="T12">monto:</text:span><text:span text:style-name="T8"> </text:span><text:span text:style-name="T12">ingreso</text:span><text:span text:style-name="T8">.</text:span><text:span text:style-name="T12">monto</text:span><text:span text:style-name="T8"> </text:span><text:span text:style-name="T11">||</text:span><text:span text:style-name="T8"> </text:span><text:span text:style-name="T13">""</text:span><text:span text:style-name="T8">,</text:span></text:p>
      <text:p text:style-name="P3">      <text:span text:style-name="T12">fecha:</text:span><text:span text:style-name="T8"> </text:span><text:span text:style-name="T12">ingreso</text:span><text:span text:style-name="T8">.</text:span><text:span text:style-name="T12">fecha</text:span><text:span text:style-name="T8"> </text:span><text:span text:style-name="T11">||</text:span><text:span text:style-name="T8"> </text:span><text:span text:style-name="T13">""</text:span><text:span text:style-name="T8">,</text:span></text:p>
      <text:p text:style-name="P3">    <text:span text:style-name="T8">});</text:span></text:p>
      <text:p text:style-name="P3">    <text:span text:style-name="T10">setListCleared</text:span><text:span text:style-name="T8">(</text:span><text:span text:style-name="T7">false</text:span><text:span text:style-name="T8">);</text:span></text:p>
      <text:p text:style-name="P3">  <text:span text:style-name="T8">};</text:span></text:p>
      <text:p text:style-name="P2"/>
      <text:p text:style-name="P3">  <text:span text:style-name="T7">const</text:span><text:span text:style-name="T8"> </text:span><text:span text:style-name="T10">handleDelete</text:span><text:span text:style-name="T8"> </text:span><text:span text:style-name="T11">=</text:span><text:span text:style-name="T8"> </text:span><text:span text:style-name="T7">async</text:span><text:span text:style-name="T8"> (</text:span><text:span text:style-name="T12">id</text:span><text:span text:style-name="T8">) </text:span><text:span text:style-name="T7">=&gt;</text:span><text:span text:style-name="T8"> {</text:span></text:p>
      <text:p text:style-name="P3">    <text:span text:style-name="T15">if</text:span><text:span text:style-name="T8"> (</text:span><text:span text:style-name="T11">!</text:span><text:span text:style-name="T12">window</text:span><text:span text:style-name="T8">.</text:span><text:span text:style-name="T10">confirm</text:span><text:span text:style-name="T8">(</text:span><text:span text:style-name="T13">"¿Eliminar este ingreso?"</text:span><text:span text:style-name="T8">)) </text:span><text:span text:style-name="T15">return</text:span><text:span text:style-name="T8">;</text:span></text:p>
      <text:p text:style-name="P3">    <text:span text:style-name="T15">try</text:span><text:span text:style-name="T8"> {</text:span></text:p>
      <text:p text:style-name="P3">      <text:span text:style-name="T7">const</text:span><text:span text:style-name="T8"> </text:span><text:span text:style-name="T9">res</text:span><text:span text:style-name="T8"> </text:span><text:span text:style-name="T11">=</text:span><text:span text:style-name="T8"> </text:span><text:span text:style-name="T15">await</text:span><text:span text:style-name="T8"> </text:span><text:span text:style-name="T10">fetch</text:span><text:span text:style-name="T8">(</text:span><text:span text:style-name="T13">`http://localhost:8000/ingresos/</text:span><text:span text:style-name="T7">${</text:span><text:span text:style-name="T12">id</text:span><text:span text:style-name="T7">}</text:span><text:span text:style-name="T13">`</text:span><text:span text:style-name="T8">, { </text:span><text:span text:style-name="T12">method:</text:span><text:span text:style-name="T8"> </text:span><text:span text:style-name="T13">"DELETE"</text:span><text:span text:style-name="T8"> });</text:span></text:p>
      <text:p text:style-name="P3">      <text:span text:style-name="T15">if</text:span><text:span text:style-name="T8"> (</text:span><text:span text:style-name="T11">!</text:span><text:span text:style-name="T12">res</text:span><text:span text:style-name="T8">.</text:span><text:span text:style-name="T12">ok</text:span><text:span text:style-name="T8">) </text:span><text:span text:style-name="T15">throw</text:span><text:span text:style-name="T8"> </text:span><text:span text:style-name="T7">new</text:span><text:span text:style-name="T8"> </text:span><text:span text:style-name="T10">Error</text:span><text:span text:style-name="T8">(</text:span><text:span text:style-name="T13">`Error al eliminar (status </text:span><text:span text:style-name="T7">${</text:span><text:span text:style-name="T12">res</text:span><text:span text:style-name="T11">.</text:span><text:span text:style-name="T12">status</text:span><text:span text:style-name="T7">}</text:span><text:span text:style-name="T13">)`</text:span><text:span text:style-name="T8">);</text:span></text:p>
      <text:p text:style-name="P3">      <text:span text:style-name="T10">showMessage</text:span><text:span text:style-name="T8">(</text:span><text:span text:style-name="T13">"Ingreso eliminado correctamente."</text:span><text:span text:style-name="T8">, </text:span><text:span text:style-name="T13">"success"</text:span><text:span text:style-name="T8">);</text:span></text:p>
      <text:p text:style-name="P3">      <text:span text:style-name="T6">// recargar página actual (fetchIngresos ajusta currentPage si hace falta)</text:span></text:p>
      <text:p text:style-name="P3">      <text:span text:style-name="T15">await</text:span><text:span text:style-name="T8"> </text:span><text:span text:style-name="T10">fetchIngresos</text:span><text:span text:style-name="T8">(</text:span><text:span text:style-name="T12">currentPage</text:span><text:span text:style-name="T8">);</text:span></text:p>
      <text:p text:style-name="P3">    <text:span text:style-name="T8">} </text:span><text:span text:style-name="T15">catch</text:span><text:span text:style-name="T8"> (</text:span><text:span text:style-name="T12">err</text:span><text:span text:style-name="T8">) {</text:span></text:p>
      <text:p text:style-name="P3">      <text:span text:style-name="T12">console</text:span><text:span text:style-name="T8">.</text:span><text:span text:style-name="T10">error</text:span><text:span text:style-name="T8">(</text:span><text:span text:style-name="T13">"Error al eliminar ingreso:"</text:span><text:span text:style-name="T8">, </text:span><text:span text:style-name="T12">err</text:span><text:span text:style-name="T8">);</text:span></text:p>
      <text:p text:style-name="P3">      <text:span text:style-name="T10">showMessage</text:span><text:span text:style-name="T8">(</text:span><text:span text:style-name="T13">"Error al eliminar ingreso."</text:span><text:span text:style-name="T8">, </text:span><text:span text:style-name="T13">"error"</text:span><text:span text:style-name="T8">);</text:span></text:p>
      <text:p text:style-name="P3">    <text:span text:style-name="T8">}</text:span></text:p>
      <text:p text:style-name="P3">  <text:span text:style-name="T8">};</text:span></text:p>
      <text:p text:style-name="P2"/>
      <text:p text:style-name="P3">  <text:span text:style-name="T6">// --- Filtros y paginación ---</text:span></text:p>
      <text:p text:style-name="P3">  <text:span text:style-name="T7">const</text:span><text:span text:style-name="T8"> </text:span><text:span text:style-name="T10">handleBuscar</text:span><text:span text:style-name="T8"> </text:span><text:span text:style-name="T11">=</text:span><text:span text:style-name="T8"> (</text:span><text:span text:style-name="T12">e</text:span><text:span text:style-name="T8">) </text:span><text:span text:style-name="T7">=&gt;</text:span><text:span text:style-name="T8"> {</text:span></text:p>
      <text:p text:style-name="P3">    <text:span text:style-name="T12">e</text:span><text:span text:style-name="T8">.</text:span><text:span text:style-name="T10">preventDefault</text:span><text:span text:style-name="T8">();</text:span></text:p>
      <text:p text:style-name="P3">    <text:span text:style-name="T6">// pasar inputs -&gt; filtros aplicados</text:span></text:p>
      <text:p text:style-name="P3">    <text:span text:style-name="T10">setFilterDesde</text:span><text:span text:style-name="T8">(</text:span><text:span text:style-name="T12">inputDesde</text:span><text:span text:style-name="T8"> </text:span><text:span text:style-name="T11">||</text:span><text:span text:style-name="T8"> </text:span><text:span text:style-name="T13">""</text:span><text:span text:style-name="T8">);</text:span></text:p>
      <text:p text:style-name="P3">    <text:span text:style-name="T10">setFilterHasta</text:span><text:span text:style-name="T8">(</text:span><text:span text:style-name="T12">inputHasta</text:span><text:span text:style-name="T8"> </text:span><text:span text:style-name="T11">||</text:span><text:span text:style-name="T8"> </text:span><text:span text:style-name="T13">""</text:span><text:span text:style-name="T8">);</text:span></text:p>
      <text:p text:style-name="P3">    <text:span text:style-name="T10">setCurrentPage</text:span><text:span text:style-name="T8">(</text:span><text:span text:style-name="T14">1</text:span><text:span text:style-name="T8">);</text:span></text:p>
      <text:p text:style-name="P3">    <text:span text:style-name="T10">setListCleared</text:span><text:span text:style-name="T8">(</text:span><text:span text:style-name="T7">false</text:span><text:span text:style-name="T8">);</text:span></text:p>
      <text:p text:style-name="P3">  <text:span text:style-name="T8">};</text:span></text:p>
      <text:p text:style-name="P2"/>
      <text:p text:style-name="P3">  <text:span text:style-name="T7">const</text:span><text:span text:style-name="T8"> </text:span><text:span text:style-name="T10">handleLimpiarFiltros</text:span><text:span text:style-name="T8"> </text:span><text:span text:style-name="T11">=</text:span><text:span text:style-name="T8"> () </text:span><text:span text:style-name="T7">=&gt;</text:span><text:span text:style-name="T8"> {</text:span></text:p>
      <text:p text:style-name="P3">    <text:span text:style-name="T6">// limpiar inputs y filtros aplicados</text:span></text:p>
      <text:p text:style-name="P3">    <text:span text:style-name="T10">setInputDesde</text:span><text:span text:style-name="T8">(</text:span><text:span text:style-name="T13">""</text:span><text:span text:style-name="T8">);</text:span></text:p>
      <text:p text:style-name="P3">    <text:span text:style-name="T10">setInputHasta</text:span><text:span text:style-name="T8">(</text:span><text:span text:style-name="T13">""</text:span><text:span text:style-name="T8">);</text:span></text:p>
      <text:p text:style-name="P3">    <text:span text:style-name="T10">setFilterDesde</text:span><text:span text:style-name="T8">(</text:span><text:span text:style-name="T13">""</text:span><text:span text:style-name="T8">);</text:span></text:p>
      <text:p text:style-name="P3">    <text:span text:style-name="T10">setFilterHasta</text:span><text:span text:style-name="T8">(</text:span><text:span text:style-name="T13">""</text:span><text:span text:style-name="T8">);</text:span></text:p>
      <text:p text:style-name="P3">    <text:span text:style-name="T10">setCurrentPage</text:span><text:span text:style-name="T8">(</text:span><text:span text:style-name="T14">1</text:span><text:span text:style-name="T8">);</text:span></text:p>
      <text:p text:style-name="P2"/>
      <text:p text:style-name="P3">    <text:span text:style-name="T6">// vaciar lista y volver el formulario a "Alta"</text:span></text:p>
      <text:p text:style-name="P3">    <text:span text:style-name="T10">setIngresos</text:span><text:span text:style-name="T8">([]);</text:span></text:p>
      <text:p text:style-name="P3">    <text:span text:style-name="T10">setTotalItems</text:span><text:span text:style-name="T8">(</text:span><text:span text:style-name="T14">0</text:span><text:span text:style-name="T8">);</text:span></text:p>
      <text:p text:style-name="P3">    <text:span text:style-name="T10">setListCleared</text:span><text:span text:style-name="T8">(</text:span><text:span text:style-name="T7">true</text:span><text:span text:style-name="T8">);</text:span></text:p>
      <text:p text:style-name="P3">    <text:span text:style-name="T10">resetForm</text:span><text:span text:style-name="T8">();</text:span></text:p>
      <text:p text:style-name="P3">    <text:span text:style-name="T10">showMessage</text:span><text:span text:style-name="T8">(</text:span><text:span text:style-name="T13">""</text:span><text:span text:style-name="T8">, </text:span><text:span text:style-name="T13">"info"</text:span><text:span text:style-name="T8">);</text:span></text:p>
      <text:p text:style-name="P3"><text:soft-page-break/>  <text:span text:style-name="T8">};</text:span></text:p>
      <text:p text:style-name="P2"/>
      <text:p text:style-name="P3">  <text:span text:style-name="T6">// Prev/Next: lógica robusta que permite avanzar si la página actual está "llena"</text:span></text:p>
      <text:p text:style-name="P3">  <text:span text:style-name="T7">const</text:span><text:span text:style-name="T8"> </text:span><text:span text:style-name="T10">handlePrevPage</text:span><text:span text:style-name="T8"> </text:span><text:span text:style-name="T11">=</text:span><text:span text:style-name="T8"> () </text:span><text:span text:style-name="T7">=&gt;</text:span><text:span text:style-name="T8"> {</text:span></text:p>
      <text:p text:style-name="P3">    <text:span text:style-name="T15">if</text:span><text:span text:style-name="T8"> (</text:span><text:span text:style-name="T9">currentPage</text:span><text:span text:style-name="T8"> </text:span><text:span text:style-name="T11">&lt;=</text:span><text:span text:style-name="T8"> </text:span><text:span text:style-name="T14">1</text:span><text:span text:style-name="T8">) </text:span><text:span text:style-name="T15">return</text:span><text:span text:style-name="T8">;</text:span></text:p>
      <text:p text:style-name="P3">    <text:span text:style-name="T10">setCurrentPage</text:span><text:span text:style-name="T8">((</text:span><text:span text:style-name="T12">p</text:span><text:span text:style-name="T8">) </text:span><text:span text:style-name="T7">=&gt;</text:span><text:span text:style-name="T8"> </text:span><text:span text:style-name="T12">Math</text:span><text:span text:style-name="T8">.</text:span><text:span text:style-name="T10">max</text:span><text:span text:style-name="T8">(</text:span><text:span text:style-name="T14">1</text:span><text:span text:style-name="T8">, </text:span><text:span text:style-name="T12">p</text:span><text:span text:style-name="T8"> </text:span><text:span text:style-name="T11">-</text:span><text:span text:style-name="T8"> </text:span><text:span text:style-name="T14">1</text:span><text:span text:style-name="T8">));</text:span></text:p>
      <text:p text:style-name="P3">  <text:span text:style-name="T8">};</text:span></text:p>
      <text:p text:style-name="P2"/>
      <text:p text:style-name="P3">  <text:span text:style-name="T7">const</text:span><text:span text:style-name="T8"> </text:span><text:span text:style-name="T10">handleNextPage</text:span><text:span text:style-name="T8"> </text:span><text:span text:style-name="T11">=</text:span><text:span text:style-name="T8"> </text:span><text:span text:style-name="T7">async</text:span><text:span text:style-name="T8"> () </text:span><text:span text:style-name="T7">=&gt;</text:span><text:span text:style-name="T8"> {</text:span></text:p>
      <text:p text:style-name="P3">    <text:span text:style-name="T6">// Si la página actual tiene PAGE_SIZE items o currentPage &lt; totalPages -&gt; intentamos avanzar</text:span></text:p>
      <text:p text:style-name="P3">    <text:span text:style-name="T7">const</text:span><text:span text:style-name="T8"> </text:span><text:span text:style-name="T9">canTryNext</text:span><text:span text:style-name="T8"> </text:span><text:span text:style-name="T11">=</text:span><text:span text:style-name="T8"> </text:span><text:span text:style-name="T9">ingresos</text:span><text:span text:style-name="T8">.</text:span><text:span text:style-name="T12">length</text:span><text:span text:style-name="T8"> </text:span><text:span text:style-name="T11">===</text:span><text:span text:style-name="T8"> </text:span><text:span text:style-name="T9">PAGE_SIZE</text:span><text:span text:style-name="T8"> </text:span><text:span text:style-name="T11">||</text:span><text:span text:style-name="T8"> </text:span><text:span text:style-name="T9">currentPage</text:span><text:span text:style-name="T8"> </text:span><text:span text:style-name="T11">&lt;</text:span><text:span text:style-name="T8"> </text:span><text:span text:style-name="T9">totalPages</text:span><text:span text:style-name="T8">;</text:span></text:p>
      <text:p text:style-name="P3">    <text:span text:style-name="T15">if</text:span><text:span text:style-name="T8"> (</text:span><text:span text:style-name="T11">!</text:span><text:span text:style-name="T9">canTryNext</text:span><text:span text:style-name="T8">) {</text:span></text:p>
      <text:p text:style-name="P3">      <text:span text:style-name="T10">showMessage</text:span><text:span text:style-name="T8">(</text:span><text:span text:style-name="T13">"No hay más registros."</text:span><text:span text:style-name="T8">, </text:span><text:span text:style-name="T13">"info"</text:span><text:span text:style-name="T8">, </text:span><text:span text:style-name="T14">1800</text:span><text:span text:style-name="T8">);</text:span></text:p>
      <text:p text:style-name="P3">      <text:span text:style-name="T15">return</text:span><text:span text:style-name="T8">;</text:span></text:p>
      <text:p text:style-name="P3">    <text:span text:style-name="T8">}</text:span></text:p>
      <text:p text:style-name="P3">    <text:span text:style-name="T6">// Avanzar página (useEffect disparará fetchIngresos)</text:span></text:p>
      <text:p text:style-name="P3">    <text:span text:style-name="T10">setCurrentPage</text:span><text:span text:style-name="T8">((</text:span><text:span text:style-name="T12">p</text:span><text:span text:style-name="T8">) </text:span><text:span text:style-name="T7">=&gt;</text:span><text:span text:style-name="T8"> </text:span><text:span text:style-name="T12">Math</text:span><text:span text:style-name="T8">.</text:span><text:span text:style-name="T10">min</text:span><text:span text:style-name="T8">(</text:span><text:span text:style-name="T9">totalPages</text:span><text:span text:style-name="T8"> </text:span><text:span text:style-name="T11">+</text:span><text:span text:style-name="T8"> </text:span><text:span text:style-name="T14">1</text:span><text:span text:style-name="T8">, </text:span><text:span text:style-name="T12">p</text:span><text:span text:style-name="T8"> </text:span><text:span text:style-name="T11">+</text:span><text:span text:style-name="T8"> </text:span><text:span text:style-name="T14">1</text:span><text:span text:style-name="T8">));</text:span></text:p>
      <text:p text:style-name="P3">  <text:span text:style-name="T8">};</text:span></text:p>
      <text:p text:style-name="P2"/>
      <text:p text:style-name="P3">  <text:span text:style-name="T6">// --- Título dinámico del formulario ---</text:span></text:p>
      <text:p text:style-name="P3">  <text:span text:style-name="T7">const</text:span><text:span text:style-name="T8"> </text:span><text:span text:style-name="T9">formTitle</text:span><text:span text:style-name="T8"> </text:span><text:span text:style-name="T11">=</text:span></text:p>
      <text:p text:style-name="P3">    <text:span text:style-name="T9">nuevoIngreso</text:span><text:span text:style-name="T8">.</text:span><text:span text:style-name="T12">id</text:span></text:p>
      <text:p text:style-name="P3">      <text:span text:style-name="T11">?</text:span><text:span text:style-name="T8"> </text:span><text:span text:style-name="T13">"Editar Ingreso"</text:span></text:p>
      <text:p text:style-name="P3">      <text:span text:style-name="T11">:</text:span><text:span text:style-name="T8"> </text:span><text:span text:style-name="T11">!</text:span><text:span text:style-name="T9">listCleared</text:span><text:span text:style-name="T8"> </text:span><text:span text:style-name="T11">&amp;&amp;</text:span><text:span text:style-name="T8"> (</text:span><text:span text:style-name="T9">filterDesde</text:span><text:span text:style-name="T8"> </text:span><text:span text:style-name="T11">||</text:span><text:span text:style-name="T8"> </text:span><text:span text:style-name="T9">filterHasta</text:span><text:span text:style-name="T8">)</text:span></text:p>
      <text:p text:style-name="P3">      <text:span text:style-name="T11">?</text:span><text:span text:style-name="T8"> </text:span><text:span text:style-name="T13">"Editar Ingreso"</text:span></text:p>
      <text:p text:style-name="P3">      <text:span text:style-name="T11">:</text:span><text:span text:style-name="T8"> </text:span><text:span text:style-name="T13">"Alta"</text:span><text:span text:style-name="T8">;</text:span></text:p>
      <text:p text:style-name="P2"/>
      <text:p text:style-name="P3">  <text:span text:style-name="T6">// Deshabilitar botones (visuales)</text:span></text:p>
      <text:p text:style-name="P3">  <text:span text:style-name="T7">const</text:span><text:span text:style-name="T8"> </text:span><text:span text:style-name="T9">prevDisabled</text:span><text:span text:style-name="T8"> </text:span><text:span text:style-name="T11">=</text:span><text:span text:style-name="T8"> </text:span><text:span text:style-name="T9">totalItems</text:span><text:span text:style-name="T8"> </text:span><text:span text:style-name="T11">===</text:span><text:span text:style-name="T8"> </text:span><text:span text:style-name="T14">0</text:span><text:span text:style-name="T8"> </text:span><text:span text:style-name="T11">||</text:span><text:span text:style-name="T8"> </text:span><text:span text:style-name="T9">currentPage</text:span><text:span text:style-name="T8"> </text:span><text:span text:style-name="T11">===</text:span><text:span text:style-name="T8"> </text:span><text:span text:style-name="T14">1</text:span><text:span text:style-name="T8">;</text:span></text:p>
      <text:p text:style-name="P3">  <text:span text:style-name="T7">const</text:span><text:span text:style-name="T8"> </text:span><text:span text:style-name="T9">nextDisabled</text:span><text:span text:style-name="T8"> </text:span><text:span text:style-name="T11">=</text:span><text:span text:style-name="T8"> </text:span><text:span text:style-name="T9">totalItems</text:span><text:span text:style-name="T8"> </text:span><text:span text:style-name="T11">===</text:span><text:span text:style-name="T8"> </text:span><text:span text:style-name="T14">0</text:span></text:p>
      <text:p text:style-name="P3">    <text:span text:style-name="T11">?</text:span><text:span text:style-name="T8"> </text:span><text:span text:style-name="T7">true</text:span></text:p>
      <text:p text:style-name="P3">    <text:span text:style-name="T11">:</text:span><text:span text:style-name="T8"> </text:span><text:span text:style-name="T11">!</text:span><text:span text:style-name="T8">(</text:span><text:span text:style-name="T9">ingresos</text:span><text:span text:style-name="T8">.</text:span><text:span text:style-name="T12">length</text:span><text:span text:style-name="T8"> </text:span><text:span text:style-name="T11">===</text:span><text:span text:style-name="T8"> </text:span><text:span text:style-name="T9">PAGE_SIZE</text:span><text:span text:style-name="T8"> </text:span><text:span text:style-name="T11">||</text:span><text:span text:style-name="T8"> </text:span><text:span text:style-name="T9">currentPage</text:span><text:span text:style-name="T8"> </text:span><text:span text:style-name="T11">&lt;</text:span><text:span text:style-name="T8"> </text:span><text:span text:style-name="T9">totalPages</text:span><text:span text:style-name="T8">);</text:span></text:p>
      <text:p text:style-name="P2"/>
      <text:p text:style-name="P3">  <text:span text:style-name="T15">return</text:span><text:span text:style-name="T8"> (</text:span></text:p>
      <text:p text:style-name="P3">    <text:span text:style-name="T17">&lt;</text:span><text:span text:style-name="T7">div</text:span><text:span text:style-name="T8"> </text:span><text:span text:style-name="T12">className</text:span><text:span text:style-name="T11">=</text:span><text:span text:style-name="T13">"alta-ingreso-container"</text:span><text:span text:style-name="T17">&gt;</text:span></text:p>
      <text:p text:style-name="P3">      <text:span text:style-name="T7">{</text:span><text:span text:style-name="T6">/* Título principal */</text:span><text:span text:style-name="T7">}</text:span></text:p>
      <text:p text:style-name="P3">      <text:span text:style-name="T17">&lt;</text:span><text:span text:style-name="T7">h1</text:span><text:span text:style-name="T8"> </text:span><text:span text:style-name="T12">className</text:span><text:span text:style-name="T11">=</text:span><text:span text:style-name="T13">"titulo-principal"</text:span><text:span text:style-name="T17">&gt;</text:span><text:span text:style-name="T8">Ingresos</text:span><text:span text:style-name="T17">&lt;/</text:span><text:span text:style-name="T7">h1</text:span><text:span text:style-name="T17">&gt;</text:span></text:p>
      <text:p text:style-name="P2"/>
      <text:p text:style-name="P3">      <text:span text:style-name="T7">{</text:span><text:span text:style-name="T6">/* Lista de ingresos */</text:span><text:span text:style-name="T7">}</text:span></text:p>
      <text:p text:style-name="P3">      <text:span text:style-name="T17">&lt;</text:span><text:span text:style-name="T7">div</text:span><text:span text:style-name="T8"> </text:span><text:span text:style-name="T12">className</text:span><text:span text:style-name="T11">=</text:span><text:span text:style-name="T13">"lista-ingresos"</text:span><text:span text:style-name="T17">&gt;</text:span></text:p>
      <text:p text:style-name="P3">        <text:span text:style-name="T17">&lt;</text:span><text:span text:style-name="T7">h2</text:span><text:span text:style-name="T17">&gt;</text:span><text:span text:style-name="T8">Lista</text:span><text:span text:style-name="T17">&lt;/</text:span><text:span text:style-name="T7">h2</text:span><text:span text:style-name="T17">&gt;</text:span></text:p>
      <text:p text:style-name="P2"/>
      <text:p text:style-name="P3">        <text:span text:style-name="T7">{</text:span><text:span text:style-name="T6">/* Controles de filtro y paginación */</text:span><text:span text:style-name="T7">}</text:span></text:p>
      <text:p text:style-name="P3">        <text:span text:style-name="T17">&lt;</text:span><text:span text:style-name="T7">form</text:span><text:span text:style-name="T8"> </text:span><text:span text:style-name="T12">className</text:span><text:span text:style-name="T11">=</text:span><text:span text:style-name="T13">"filtros-container"</text:span><text:span text:style-name="T8"> </text:span><text:span text:style-name="T12">onSubmit</text:span><text:span text:style-name="T11">=</text:span><text:span text:style-name="T7">{</text:span><text:span text:style-name="T10">handleBuscar</text:span><text:span text:style-name="T7">}</text:span><text:span text:style-name="T8"> </text:span><text:span text:style-name="T12">style</text:span><text:span text:style-name="T11">=</text:span><text:span text:style-name="T7">{</text:span><text:span text:style-name="T11">{ </text:span><text:span text:style-name="T12">marginBottom:</text:span><text:span text:style-name="T11"> </text:span><text:span text:style-name="T14">12</text:span><text:span text:style-name="T11"> }</text:span><text:span text:style-name="T7">}</text:span><text:span text:style-name="T17">&gt;</text:span></text:p>
      <text:p text:style-name="P3">          <text:span text:style-name="T17">&lt;</text:span><text:span text:style-name="T7">div</text:span><text:span text:style-name="T8"> </text:span><text:span text:style-name="T12">style</text:span><text:span text:style-name="T11">=</text:span><text:span text:style-name="T7">{</text:span><text:span text:style-name="T11">{ </text:span><text:span text:style-name="T12">display:</text:span><text:span text:style-name="T11"> </text:span><text:span text:style-name="T13">"flex"</text:span><text:span text:style-name="T11">, </text:span><text:span text:style-name="T12">gap:</text:span><text:span text:style-name="T11"> </text:span><text:span text:style-name="T14">8</text:span><text:span text:style-name="T11">, </text:span><text:span text:style-name="T12">alignItems:</text:span><text:span text:style-name="T11"> </text:span><text:span text:style-name="T13">"center"</text:span><text:span text:style-name="T11">, </text:span><text:span text:style-name="T12">flexWrap:</text:span><text:span text:style-name="T11"> </text:span><text:span text:style-name="T13">"wrap"</text:span><text:span text:style-name="T11"> }</text:span><text:span text:style-name="T7">}</text:span><text:span text:style-name="T17">&gt;</text:span></text:p>
      <text:p text:style-name="P3">            <text:span text:style-name="T17">&lt;</text:span><text:span text:style-name="T7">label</text:span><text:span text:style-name="T17">&gt;</text:span></text:p>
      <text:p text:style-name="P3">              <text:span text:style-name="T8">Desde:</text:span></text:p>
      <text:p text:style-name="P3">              <text:span text:style-name="T17">&lt;</text:span><text:span text:style-name="T7">input</text:span></text:p>
      <text:p text:style-name="P3"><text:soft-page-break/>                <text:span text:style-name="T12">type</text:span><text:span text:style-name="T11">=</text:span><text:span text:style-name="T13">"date"</text:span></text:p>
      <text:p text:style-name="P3">                <text:span text:style-name="T12">value</text:span><text:span text:style-name="T11">=</text:span><text:span text:style-name="T7">{</text:span><text:span text:style-name="T9">inputDesde</text:span><text:span text:style-name="T7">}</text:span></text:p>
      <text:p text:style-name="P3">                <text:span text:style-name="T12">onChange</text:span><text:span text:style-name="T11">=</text:span><text:span text:style-name="T7">{</text:span><text:span text:style-name="T11">(</text:span><text:span text:style-name="T12">e</text:span><text:span text:style-name="T11">) </text:span><text:span text:style-name="T7">=&gt;</text:span><text:span text:style-name="T11"> </text:span><text:span text:style-name="T10">setInputDesde</text:span><text:span text:style-name="T11">(</text:span><text:span text:style-name="T12">e</text:span><text:span text:style-name="T11">.</text:span><text:span text:style-name="T12">target</text:span><text:span text:style-name="T11">.</text:span><text:span text:style-name="T12">value</text:span><text:span text:style-name="T11">)</text:span><text:span text:style-name="T7">}</text:span></text:p>
      <text:p text:style-name="P3">                <text:span text:style-name="T12">style</text:span><text:span text:style-name="T11">=</text:span><text:span text:style-name="T7">{</text:span><text:span text:style-name="T11">{ </text:span><text:span text:style-name="T12">marginLeft:</text:span><text:span text:style-name="T11"> </text:span><text:span text:style-name="T14">6</text:span><text:span text:style-name="T11"> }</text:span><text:span text:style-name="T7">}</text:span></text:p>
      <text:p text:style-name="P3">              <text:span text:style-name="T17">/&gt;</text:span></text:p>
      <text:p text:style-name="P3">            <text:span text:style-name="T17">&lt;/</text:span><text:span text:style-name="T7">label</text:span><text:span text:style-name="T17">&gt;</text:span></text:p>
      <text:p text:style-name="P3">            <text:span text:style-name="T17">&lt;</text:span><text:span text:style-name="T7">label</text:span><text:span text:style-name="T17">&gt;</text:span></text:p>
      <text:p text:style-name="P3">              <text:span text:style-name="T8">Hasta:</text:span></text:p>
      <text:p text:style-name="P3">              <text:span text:style-name="T17">&lt;</text:span><text:span text:style-name="T7">input</text:span></text:p>
      <text:p text:style-name="P3">                <text:span text:style-name="T12">type</text:span><text:span text:style-name="T11">=</text:span><text:span text:style-name="T13">"date"</text:span></text:p>
      <text:p text:style-name="P3">                <text:span text:style-name="T12">value</text:span><text:span text:style-name="T11">=</text:span><text:span text:style-name="T7">{</text:span><text:span text:style-name="T9">inputHasta</text:span><text:span text:style-name="T7">}</text:span></text:p>
      <text:p text:style-name="P3">                <text:span text:style-name="T12">onChange</text:span><text:span text:style-name="T11">=</text:span><text:span text:style-name="T7">{</text:span><text:span text:style-name="T11">(</text:span><text:span text:style-name="T12">e</text:span><text:span text:style-name="T11">) </text:span><text:span text:style-name="T7">=&gt;</text:span><text:span text:style-name="T11"> </text:span><text:span text:style-name="T10">setInputHasta</text:span><text:span text:style-name="T11">(</text:span><text:span text:style-name="T12">e</text:span><text:span text:style-name="T11">.</text:span><text:span text:style-name="T12">target</text:span><text:span text:style-name="T11">.</text:span><text:span text:style-name="T12">value</text:span><text:span text:style-name="T11">)</text:span><text:span text:style-name="T7">}</text:span></text:p>
      <text:p text:style-name="P3">                <text:span text:style-name="T12">style</text:span><text:span text:style-name="T11">=</text:span><text:span text:style-name="T7">{</text:span><text:span text:style-name="T11">{ </text:span><text:span text:style-name="T12">marginLeft:</text:span><text:span text:style-name="T11"> </text:span><text:span text:style-name="T14">6</text:span><text:span text:style-name="T11"> }</text:span><text:span text:style-name="T7">}</text:span></text:p>
      <text:p text:style-name="P3">              <text:span text:style-name="T17">/&gt;</text:span></text:p>
      <text:p text:style-name="P3">            <text:span text:style-name="T17">&lt;/</text:span><text:span text:style-name="T7">label</text:span><text:span text:style-name="T17">&gt;</text:span></text:p>
      <text:p text:style-name="P2"/>
      <text:p text:style-name="P3">            <text:span text:style-name="T17">&lt;</text:span><text:span text:style-name="T7">button</text:span><text:span text:style-name="T8"> </text:span><text:span text:style-name="T12">type</text:span><text:span text:style-name="T11">=</text:span><text:span text:style-name="T13">"submit"</text:span><text:span text:style-name="T8"> </text:span><text:span text:style-name="T12">style</text:span><text:span text:style-name="T11">=</text:span><text:span text:style-name="T7">{</text:span><text:span text:style-name="T11">{ </text:span><text:span text:style-name="T12">padding:</text:span><text:span text:style-name="T11"> </text:span><text:span text:style-name="T13">"6px 10px"</text:span><text:span text:style-name="T11"> }</text:span><text:span text:style-name="T7">}</text:span><text:span text:style-name="T17">&gt;</text:span></text:p>
      <text:p text:style-name="P3">              <text:span text:style-name="T8">Buscar</text:span></text:p>
      <text:p text:style-name="P3">            <text:span text:style-name="T17">&lt;/</text:span><text:span text:style-name="T7">button</text:span><text:span text:style-name="T17">&gt;</text:span></text:p>
      <text:p text:style-name="P3">            <text:span text:style-name="T17">&lt;</text:span><text:span text:style-name="T7">button</text:span><text:span text:style-name="T8"> </text:span><text:span text:style-name="T12">type</text:span><text:span text:style-name="T11">=</text:span><text:span text:style-name="T13">"button"</text:span><text:span text:style-name="T8"> </text:span><text:span text:style-name="T12">onClick</text:span><text:span text:style-name="T11">=</text:span><text:span text:style-name="T7">{</text:span><text:span text:style-name="T10">handleLimpiarFiltros</text:span><text:span text:style-name="T7">}</text:span><text:span text:style-name="T8"> </text:span><text:span text:style-name="T12">style</text:span><text:span text:style-name="T11">=</text:span><text:span text:style-name="T7">{</text:span><text:span text:style-name="T11">{ </text:span><text:span text:style-name="T12">padding:</text:span><text:span text:style-name="T11"> </text:span><text:span text:style-name="T13">"6px 10px"</text:span><text:span text:style-name="T11"> }</text:span><text:span text:style-name="T7">}</text:span><text:span text:style-name="T17">&gt;</text:span></text:p>
      <text:p text:style-name="P3">              <text:span text:style-name="T8">Limpiar</text:span></text:p>
      <text:p text:style-name="P3">            <text:span text:style-name="T17">&lt;/</text:span><text:span text:style-name="T7">button</text:span><text:span text:style-name="T17">&gt;</text:span></text:p>
      <text:p text:style-name="P2"/>
      <text:p text:style-name="P3">            <text:span text:style-name="T17">&lt;</text:span><text:span text:style-name="T7">div</text:span><text:span text:style-name="T8"> </text:span><text:span text:style-name="T12">style</text:span><text:span text:style-name="T11">=</text:span><text:span text:style-name="T7">{</text:span><text:span text:style-name="T11">{ </text:span><text:span text:style-name="T12">marginLeft:</text:span><text:span text:style-name="T11"> </text:span><text:span text:style-name="T13">"auto"</text:span><text:span text:style-name="T11">, </text:span><text:span text:style-name="T12">fontSize:</text:span><text:span text:style-name="T11"> </text:span><text:span text:style-name="T13">"0.95rem"</text:span><text:span text:style-name="T11">, </text:span><text:span text:style-name="T12">color:</text:span><text:span text:style-name="T11"> </text:span><text:span text:style-name="T13">"#555"</text:span><text:span text:style-name="T11"> }</text:span><text:span text:style-name="T7">}</text:span><text:span text:style-name="T17">&gt;</text:span></text:p>
      <text:p text:style-name="P3">              <text:span text:style-name="T8">Mostrando </text:span><text:span text:style-name="T7">{</text:span><text:span text:style-name="T9">totalItems</text:span><text:span text:style-name="T11"> === </text:span><text:span text:style-name="T14">0</text:span><text:span text:style-name="T11"> ? </text:span><text:span text:style-name="T14">0</text:span><text:span text:style-name="T11"> : </text:span><text:span text:style-name="T9">startIndex</text:span><text:span text:style-name="T7">}</text:span><text:span text:style-name="T8">-</text:span><text:span text:style-name="T7">{</text:span><text:span text:style-name="T9">endIndex</text:span><text:span text:style-name="T7">}</text:span><text:span text:style-name="T8"> de </text:span><text:span text:style-name="T7">{</text:span><text:span text:style-name="T9">totalItems</text:span><text:span text:style-name="T7">}</text:span></text:p>
      <text:p text:style-name="P3">            <text:span text:style-name="T17">&lt;/</text:span><text:span text:style-name="T7">div</text:span><text:span text:style-name="T17">&gt;</text:span></text:p>
      <text:p text:style-name="P3">          <text:span text:style-name="T17">&lt;/</text:span><text:span text:style-name="T7">div</text:span><text:span text:style-name="T17">&gt;</text:span></text:p>
      <text:p text:style-name="P3">        <text:span text:style-name="T17">&lt;/</text:span><text:span text:style-name="T7">form</text:span><text:span text:style-name="T17">&gt;</text:span></text:p>
      <text:p text:style-name="P2"/>
      <text:p text:style-name="P3">        <text:span text:style-name="T7">{</text:span><text:span text:style-name="T6">/* Tabla dentro del contenedor con altura fija (CSS controla scroll) */</text:span><text:span text:style-name="T7">}</text:span></text:p>
      <text:p text:style-name="P3">        <text:span text:style-name="T17">&lt;</text:span><text:span text:style-name="T7">div</text:span><text:span text:style-name="T8"> </text:span><text:span text:style-name="T12">className</text:span><text:span text:style-name="T11">=</text:span><text:span text:style-name="T13">"tabla-con-scroll"</text:span><text:span text:style-name="T17">&gt;</text:span></text:p>
      <text:p text:style-name="P3">          <text:span text:style-name="T17">&lt;</text:span><text:span text:style-name="T7">table</text:span><text:span text:style-name="T17">&gt;</text:span></text:p>
      <text:p text:style-name="P3">            <text:span text:style-name="T17">&lt;</text:span><text:span text:style-name="T7">thead</text:span><text:span text:style-name="T17">&gt;</text:span></text:p>
      <text:p text:style-name="P3">              <text:span text:style-name="T17">&lt;</text:span><text:span text:style-name="T7">tr</text:span><text:span text:style-name="T17">&gt;</text:span></text:p>
      <text:p text:style-name="P3">                <text:span text:style-name="T17">&lt;</text:span><text:span text:style-name="T7">th</text:span><text:span text:style-name="T17">&gt;</text:span><text:span text:style-name="T8">Categoría</text:span><text:span text:style-name="T17">&lt;/</text:span><text:span text:style-name="T7">th</text:span><text:span text:style-name="T17">&gt;</text:span></text:p>
      <text:p text:style-name="P3">                <text:span text:style-name="T17">&lt;</text:span><text:span text:style-name="T7">th</text:span><text:span text:style-name="T17">&gt;</text:span><text:span text:style-name="T8">Monto</text:span><text:span text:style-name="T17">&lt;/</text:span><text:span text:style-name="T7">th</text:span><text:span text:style-name="T17">&gt;</text:span></text:p>
      <text:p text:style-name="P3">                <text:span text:style-name="T17">&lt;</text:span><text:span text:style-name="T7">th</text:span><text:span text:style-name="T17">&gt;</text:span><text:span text:style-name="T8">Fecha</text:span><text:span text:style-name="T17">&lt;/</text:span><text:span text:style-name="T7">th</text:span><text:span text:style-name="T17">&gt;</text:span></text:p>
      <text:p text:style-name="P3">                <text:span text:style-name="T17">&lt;</text:span><text:span text:style-name="T7">th</text:span><text:span text:style-name="T17">&gt;</text:span><text:span text:style-name="T8">Acciones</text:span><text:span text:style-name="T17">&lt;/</text:span><text:span text:style-name="T7">th</text:span><text:span text:style-name="T17">&gt;</text:span></text:p>
      <text:p text:style-name="P3">              <text:span text:style-name="T17">&lt;/</text:span><text:span text:style-name="T7">tr</text:span><text:span text:style-name="T17">&gt;</text:span></text:p>
      <text:p text:style-name="P3">            <text:span text:style-name="T17">&lt;/</text:span><text:span text:style-name="T7">thead</text:span><text:span text:style-name="T17">&gt;</text:span></text:p>
      <text:p text:style-name="P3">            <text:span text:style-name="T17">&lt;</text:span><text:span text:style-name="T7">tbody</text:span><text:span text:style-name="T17">&gt;</text:span></text:p>
      <text:p text:style-name="P3">              <text:span text:style-name="T7">{</text:span><text:span text:style-name="T9">ingresos</text:span><text:span text:style-name="T11">.</text:span><text:span text:style-name="T12">length</text:span><text:span text:style-name="T11"> === </text:span><text:span text:style-name="T14">0</text:span><text:span text:style-name="T11"> ? (</text:span></text:p>
      <text:p text:style-name="P3"><text:span text:style-name="T18">                </text:span><text:span text:style-name="T17">&lt;</text:span><text:span text:style-name="T7">tr</text:span><text:span text:style-name="T17">&gt;</text:span></text:p>
      <text:p text:style-name="P3"><text:span text:style-name="T18">                  </text:span><text:span text:style-name="T17">&lt;</text:span><text:span text:style-name="T7">td</text:span><text:span text:style-name="T11"> </text:span><text:span text:style-name="T12">colSpan</text:span><text:span text:style-name="T11">=</text:span><text:span text:style-name="T13">"4"</text:span><text:span text:style-name="T17">&gt;</text:span><text:span text:style-name="T11">No hay registros para mostrar.</text:span><text:span text:style-name="T17">&lt;/</text:span><text:span text:style-name="T7">td</text:span><text:span text:style-name="T17">&gt;</text:span></text:p>
      <text:p text:style-name="P3"><text:span text:style-name="T18">                </text:span><text:span text:style-name="T17">&lt;/</text:span><text:span text:style-name="T7">tr</text:span><text:span text:style-name="T17">&gt;</text:span></text:p>
      <text:p text:style-name="P4">              <text:span text:style-name="T8">) : (</text:span></text:p>
      <text:p text:style-name="P3"><text:span text:style-name="T18">                </text:span><text:span text:style-name="T9">ingresos</text:span><text:span text:style-name="T11">.</text:span><text:span text:style-name="T10">map</text:span><text:span text:style-name="T11">((</text:span><text:span text:style-name="T12">ingreso</text:span><text:span text:style-name="T11">) </text:span><text:span text:style-name="T7">=&gt;</text:span><text:span text:style-name="T11"> (</text:span></text:p>
      <text:p text:style-name="P3"><text:span text:style-name="T18">                  </text:span><text:span text:style-name="T17">&lt;</text:span><text:span text:style-name="T7">tr</text:span><text:span text:style-name="T11"> </text:span><text:span text:style-name="T12">key</text:span><text:span text:style-name="T11">=</text:span><text:span text:style-name="T7">{</text:span><text:span text:style-name="T12">ingreso</text:span><text:span text:style-name="T11">.</text:span><text:span text:style-name="T12">id</text:span><text:span text:style-name="T7">}</text:span><text:span text:style-name="T17">&gt;</text:span></text:p>
      <text:p text:style-name="P3"><text:span text:style-name="T18">                    </text:span><text:span text:style-name="T17">&lt;</text:span><text:span text:style-name="T7">td</text:span><text:span text:style-name="T17">&gt;</text:span><text:span text:style-name="T7">{</text:span><text:span text:style-name="T12">ingreso</text:span><text:span text:style-name="T11">.</text:span><text:span text:style-name="T12">categoria</text:span><text:span text:style-name="T7">}</text:span><text:span text:style-name="T17">&lt;/</text:span><text:span text:style-name="T7">td</text:span><text:span text:style-name="T17">&gt;</text:span></text:p>
      <text:p text:style-name="P3"><text:span text:style-name="T18">                    </text:span><text:span text:style-name="T17">&lt;</text:span><text:span text:style-name="T7">td</text:span><text:span text:style-name="T17">&gt;</text:span><text:span text:style-name="T7">{</text:span><text:span text:style-name="T12">ingreso</text:span><text:span text:style-name="T11">.</text:span><text:span text:style-name="T12">monto</text:span><text:span text:style-name="T7">}</text:span><text:span text:style-name="T17">&lt;/</text:span><text:span text:style-name="T7">td</text:span><text:span text:style-name="T17">&gt;</text:span></text:p>
      <text:p text:style-name="P3"><text:soft-page-break/><text:span text:style-name="T18">                    </text:span><text:span text:style-name="T17">&lt;</text:span><text:span text:style-name="T7">td</text:span><text:span text:style-name="T17">&gt;</text:span><text:span text:style-name="T7">{</text:span><text:span text:style-name="T12">ingreso</text:span><text:span text:style-name="T11">.</text:span><text:span text:style-name="T12">fecha</text:span><text:span text:style-name="T7">}</text:span><text:span text:style-name="T17">&lt;/</text:span><text:span text:style-name="T7">td</text:span><text:span text:style-name="T17">&gt;</text:span></text:p>
      <text:p text:style-name="P3"><text:span text:style-name="T18">                    </text:span><text:span text:style-name="T17">&lt;</text:span><text:span text:style-name="T7">td</text:span><text:span text:style-name="T11"> </text:span><text:span text:style-name="T12">className</text:span><text:span text:style-name="T11">=</text:span><text:span text:style-name="T13">"acciones"</text:span><text:span text:style-name="T17">&gt;</text:span></text:p>
      <text:p text:style-name="P3"><text:span text:style-name="T18">                      </text:span><text:span text:style-name="T17">&lt;</text:span><text:span text:style-name="T7">button</text:span><text:span text:style-name="T11"> </text:span><text:span text:style-name="T12">onClick</text:span><text:span text:style-name="T11">=</text:span><text:span text:style-name="T7">{</text:span><text:span text:style-name="T11">() </text:span><text:span text:style-name="T7">=&gt;</text:span><text:span text:style-name="T11"> </text:span><text:span text:style-name="T10">handleEdit</text:span><text:span text:style-name="T11">(</text:span><text:span text:style-name="T12">ingreso</text:span><text:span text:style-name="T11">)</text:span><text:span text:style-name="T7">}</text:span><text:span text:style-name="T17">&gt;</text:span><text:span text:style-name="T11">Editar</text:span><text:span text:style-name="T17">&lt;/</text:span><text:span text:style-name="T7">button</text:span><text:span text:style-name="T17">&gt;</text:span></text:p>
      <text:p text:style-name="P3"><text:span text:style-name="T18">                      </text:span><text:span text:style-name="T17">&lt;</text:span><text:span text:style-name="T7">button</text:span><text:span text:style-name="T11"> </text:span><text:span text:style-name="T12">onClick</text:span><text:span text:style-name="T11">=</text:span><text:span text:style-name="T7">{</text:span><text:span text:style-name="T11">() </text:span><text:span text:style-name="T7">=&gt;</text:span><text:span text:style-name="T11"> </text:span><text:span text:style-name="T10">handleDelete</text:span><text:span text:style-name="T11">(</text:span><text:span text:style-name="T12">ingreso</text:span><text:span text:style-name="T11">.</text:span><text:span text:style-name="T12">id</text:span><text:span text:style-name="T11">)</text:span><text:span text:style-name="T7">}</text:span><text:span text:style-name="T17">&gt;</text:span><text:span text:style-name="T11">Eliminar</text:span><text:span text:style-name="T17">&lt;/</text:span><text:span text:style-name="T7">button</text:span><text:span text:style-name="T17">&gt;</text:span></text:p>
      <text:p text:style-name="P3"><text:span text:style-name="T18">                    </text:span><text:span text:style-name="T17">&lt;/</text:span><text:span text:style-name="T7">td</text:span><text:span text:style-name="T17">&gt;</text:span></text:p>
      <text:p text:style-name="P3"><text:span text:style-name="T18">                  </text:span><text:span text:style-name="T17">&lt;/</text:span><text:span text:style-name="T7">tr</text:span><text:span text:style-name="T17">&gt;</text:span></text:p>
      <text:p text:style-name="P4">                <text:span text:style-name="T8">))</text:span></text:p>
      <text:p text:style-name="P3"><text:span text:style-name="T18">              </text:span><text:span text:style-name="T11">)</text:span><text:span text:style-name="T7">}</text:span></text:p>
      <text:p text:style-name="P3">            <text:span text:style-name="T17">&lt;/</text:span><text:span text:style-name="T7">tbody</text:span><text:span text:style-name="T17">&gt;</text:span></text:p>
      <text:p text:style-name="P3">          <text:span text:style-name="T17">&lt;/</text:span><text:span text:style-name="T7">table</text:span><text:span text:style-name="T17">&gt;</text:span></text:p>
      <text:p text:style-name="P3">        <text:span text:style-name="T17">&lt;/</text:span><text:span text:style-name="T7">div</text:span><text:span text:style-name="T17">&gt;</text:span></text:p>
      <text:p text:style-name="P2"/>
      <text:p text:style-name="P3">        <text:span text:style-name="T7">{</text:span><text:span text:style-name="T6">/* Controles de paginación */</text:span><text:span text:style-name="T7">}</text:span></text:p>
      <text:p text:style-name="P3">        <text:span text:style-name="T17">&lt;</text:span><text:span text:style-name="T7">div</text:span></text:p>
      <text:p text:style-name="P3">          <text:span text:style-name="T12">className</text:span><text:span text:style-name="T11">=</text:span><text:span text:style-name="T13">"paginacion"</text:span></text:p>
      <text:p text:style-name="P3">          <text:span text:style-name="T12">style</text:span><text:span text:style-name="T11">=</text:span><text:span text:style-name="T7">{</text:span><text:span text:style-name="T11">{ </text:span><text:span text:style-name="T12">display:</text:span><text:span text:style-name="T11"> </text:span><text:span text:style-name="T13">"flex"</text:span><text:span text:style-name="T11">, </text:span><text:span text:style-name="T12">justifyContent:</text:span><text:span text:style-name="T11"> </text:span><text:span text:style-name="T13">"center"</text:span><text:span text:style-name="T11">, </text:span><text:span text:style-name="T12">gap:</text:span><text:span text:style-name="T11"> </text:span><text:span text:style-name="T14">10</text:span><text:span text:style-name="T11">, </text:span><text:span text:style-name="T12">marginTop:</text:span><text:span text:style-name="T11"> </text:span><text:span text:style-name="T14">12</text:span><text:span text:style-name="T11"> }</text:span><text:span text:style-name="T7">}</text:span></text:p>
      <text:p text:style-name="P3">        <text:span text:style-name="T17">&gt;</text:span></text:p>
      <text:p text:style-name="P3">          <text:span text:style-name="T17">&lt;</text:span><text:span text:style-name="T7">button</text:span><text:span text:style-name="T8"> </text:span><text:span text:style-name="T12">onClick</text:span><text:span text:style-name="T11">=</text:span><text:span text:style-name="T7">{</text:span><text:span text:style-name="T10">handlePrevPage</text:span><text:span text:style-name="T7">}</text:span><text:span text:style-name="T8"> </text:span><text:span text:style-name="T12">disabled</text:span><text:span text:style-name="T11">=</text:span><text:span text:style-name="T7">{</text:span><text:span text:style-name="T9">prevDisabled</text:span><text:span text:style-name="T7">}</text:span><text:span text:style-name="T17">&gt;</text:span></text:p>
      <text:p text:style-name="P3">            ← <text:span text:style-name="T8">Anterior</text:span></text:p>
      <text:p text:style-name="P3">          <text:span text:style-name="T17">&lt;/</text:span><text:span text:style-name="T7">button</text:span><text:span text:style-name="T17">&gt;</text:span></text:p>
      <text:p text:style-name="P3">          <text:span text:style-name="T17">&lt;</text:span><text:span text:style-name="T7">div</text:span><text:span text:style-name="T8"> </text:span><text:span text:style-name="T12">style</text:span><text:span text:style-name="T11">=</text:span><text:span text:style-name="T7">{</text:span><text:span text:style-name="T11">{ </text:span><text:span text:style-name="T12">alignSelf:</text:span><text:span text:style-name="T11"> </text:span><text:span text:style-name="T13">"center"</text:span><text:span text:style-name="T11"> }</text:span><text:span text:style-name="T7">}</text:span><text:span text:style-name="T17">&gt;</text:span></text:p>
      <text:p text:style-name="P3">            <text:span text:style-name="T8">Página </text:span><text:span text:style-name="T7">{</text:span><text:span text:style-name="T9">totalItems</text:span><text:span text:style-name="T11"> === </text:span><text:span text:style-name="T14">0</text:span><text:span text:style-name="T11"> ? </text:span><text:span text:style-name="T14">0</text:span><text:span text:style-name="T11"> : </text:span><text:span text:style-name="T9">currentPage</text:span><text:span text:style-name="T7">}</text:span><text:span text:style-name="T8"> / </text:span><text:span text:style-name="T7">{</text:span><text:span text:style-name="T9">totalItems</text:span><text:span text:style-name="T11"> === </text:span><text:span text:style-name="T14">0</text:span><text:span text:style-name="T11"> ? </text:span><text:span text:style-name="T14">0</text:span><text:span text:style-name="T11"> : </text:span><text:span text:style-name="T9">totalPages</text:span><text:span text:style-name="T7">}</text:span></text:p>
      <text:p text:style-name="P3">          <text:span text:style-name="T17">&lt;/</text:span><text:span text:style-name="T7">div</text:span><text:span text:style-name="T17">&gt;</text:span></text:p>
      <text:p text:style-name="P3">          <text:span text:style-name="T17">&lt;</text:span><text:span text:style-name="T7">button</text:span><text:span text:style-name="T8"> </text:span><text:span text:style-name="T12">onClick</text:span><text:span text:style-name="T11">=</text:span><text:span text:style-name="T7">{</text:span><text:span text:style-name="T10">handleNextPage</text:span><text:span text:style-name="T7">}</text:span><text:span text:style-name="T8"> </text:span><text:span text:style-name="T12">disabled</text:span><text:span text:style-name="T11">=</text:span><text:span text:style-name="T7">{</text:span><text:span text:style-name="T9">nextDisabled</text:span><text:span text:style-name="T7">}</text:span><text:span text:style-name="T17">&gt;</text:span></text:p>
      <text:p text:style-name="P3">            <text:span text:style-name="T8">Siguiente →</text:span></text:p>
      <text:p text:style-name="P3">          <text:span text:style-name="T17">&lt;/</text:span><text:span text:style-name="T7">button</text:span><text:span text:style-name="T17">&gt;</text:span></text:p>
      <text:p text:style-name="P3">        <text:span text:style-name="T17">&lt;/</text:span><text:span text:style-name="T7">div</text:span><text:span text:style-name="T17">&gt;</text:span></text:p>
      <text:p text:style-name="P3">      <text:span text:style-name="T17">&lt;/</text:span><text:span text:style-name="T7">div</text:span><text:span text:style-name="T17">&gt;</text:span></text:p>
      <text:p text:style-name="P2"/>
      <text:p text:style-name="P3">      <text:span text:style-name="T7">{</text:span><text:span text:style-name="T6">/* Formulario de alta/edición */</text:span><text:span text:style-name="T7">}</text:span></text:p>
      <text:p text:style-name="P3">      <text:span text:style-name="T17">&lt;</text:span><text:span text:style-name="T7">div</text:span><text:span text:style-name="T8"> </text:span><text:span text:style-name="T12">className</text:span><text:span text:style-name="T11">=</text:span><text:span text:style-name="T13">"formulario-ingreso"</text:span><text:span text:style-name="T17">&gt;</text:span></text:p>
      <text:p text:style-name="P3">        <text:span text:style-name="T17">&lt;</text:span><text:span text:style-name="T7">h2</text:span><text:span text:style-name="T17">&gt;</text:span><text:span text:style-name="T7">{</text:span><text:span text:style-name="T9">formTitle</text:span><text:span text:style-name="T7">}</text:span><text:span text:style-name="T17">&lt;/</text:span><text:span text:style-name="T7">h2</text:span><text:span text:style-name="T17">&gt;</text:span></text:p>
      <text:p text:style-name="P3">        <text:span text:style-name="T17">&lt;</text:span><text:span text:style-name="T7">form</text:span><text:span text:style-name="T8"> </text:span><text:span text:style-name="T12">onSubmit</text:span><text:span text:style-name="T11">=</text:span><text:span text:style-name="T7">{</text:span><text:span text:style-name="T10">handleSubmit</text:span><text:span text:style-name="T7">}</text:span><text:span text:style-name="T17">&gt;</text:span></text:p>
      <text:p text:style-name="P3">          <text:span text:style-name="T17">&lt;</text:span><text:span text:style-name="T7">label</text:span><text:span text:style-name="T17">&gt;</text:span></text:p>
      <text:p text:style-name="P3">            <text:span text:style-name="T8">Categoría:</text:span></text:p>
      <text:p text:style-name="P3">            <text:span text:style-name="T17">&lt;</text:span><text:span text:style-name="T7">input</text:span></text:p>
      <text:p text:style-name="P3">              <text:span text:style-name="T12">type</text:span><text:span text:style-name="T11">=</text:span><text:span text:style-name="T13">"text"</text:span></text:p>
      <text:p text:style-name="P3">              <text:span text:style-name="T12">name</text:span><text:span text:style-name="T11">=</text:span><text:span text:style-name="T13">"categoria"</text:span></text:p>
      <text:p text:style-name="P3">              <text:span text:style-name="T12">value</text:span><text:span text:style-name="T11">=</text:span><text:span text:style-name="T7">{</text:span><text:span text:style-name="T9">nuevoIngreso</text:span><text:span text:style-name="T11">.</text:span><text:span text:style-name="T12">categoria</text:span><text:span text:style-name="T7">}</text:span></text:p>
      <text:p text:style-name="P3">              <text:span text:style-name="T12">onChange</text:span><text:span text:style-name="T11">=</text:span><text:span text:style-name="T7">{</text:span><text:span text:style-name="T10">handleChange</text:span><text:span text:style-name="T7">}</text:span></text:p>
      <text:p text:style-name="P3">              <text:span text:style-name="T12">required</text:span></text:p>
      <text:p text:style-name="P3">            <text:span text:style-name="T17">/&gt;</text:span></text:p>
      <text:p text:style-name="P3">          <text:span text:style-name="T17">&lt;/</text:span><text:span text:style-name="T7">label</text:span><text:span text:style-name="T17">&gt;</text:span></text:p>
      <text:p text:style-name="P3">          <text:span text:style-name="T17">&lt;</text:span><text:span text:style-name="T7">label</text:span><text:span text:style-name="T17">&gt;</text:span></text:p>
      <text:p text:style-name="P3">            <text:span text:style-name="T8">Monto:</text:span></text:p>
      <text:p text:style-name="P3">            <text:span text:style-name="T17">&lt;</text:span><text:span text:style-name="T7">input</text:span></text:p>
      <text:p text:style-name="P3">              <text:span text:style-name="T12">type</text:span><text:span text:style-name="T11">=</text:span><text:span text:style-name="T13">"number"</text:span></text:p>
      <text:p text:style-name="P3">              <text:span text:style-name="T12">name</text:span><text:span text:style-name="T11">=</text:span><text:span text:style-name="T13">"monto"</text:span></text:p>
      <text:p text:style-name="P3">              <text:span text:style-name="T12">value</text:span><text:span text:style-name="T11">=</text:span><text:span text:style-name="T7">{</text:span><text:span text:style-name="T9">nuevoIngreso</text:span><text:span text:style-name="T11">.</text:span><text:span text:style-name="T12">monto</text:span><text:span text:style-name="T7">}</text:span></text:p>
      <text:p text:style-name="P3">              <text:span text:style-name="T12">onChange</text:span><text:span text:style-name="T11">=</text:span><text:span text:style-name="T7">{</text:span><text:span text:style-name="T10">handleChange</text:span><text:span text:style-name="T7">}</text:span></text:p>
      <text:p text:style-name="P3"><text:soft-page-break/>              <text:span text:style-name="T12">required</text:span></text:p>
      <text:p text:style-name="P3">            <text:span text:style-name="T17">/&gt;</text:span></text:p>
      <text:p text:style-name="P3">          <text:span text:style-name="T17">&lt;/</text:span><text:span text:style-name="T7">label</text:span><text:span text:style-name="T17">&gt;</text:span></text:p>
      <text:p text:style-name="P3">          <text:span text:style-name="T17">&lt;</text:span><text:span text:style-name="T7">label</text:span><text:span text:style-name="T17">&gt;</text:span></text:p>
      <text:p text:style-name="P3">            <text:span text:style-name="T8">Fecha:</text:span></text:p>
      <text:p text:style-name="P3">            <text:span text:style-name="T17">&lt;</text:span><text:span text:style-name="T7">input</text:span></text:p>
      <text:p text:style-name="P3">              <text:span text:style-name="T12">type</text:span><text:span text:style-name="T11">=</text:span><text:span text:style-name="T13">"date"</text:span></text:p>
      <text:p text:style-name="P3">              <text:span text:style-name="T12">name</text:span><text:span text:style-name="T11">=</text:span><text:span text:style-name="T13">"fecha"</text:span></text:p>
      <text:p text:style-name="P3">              <text:span text:style-name="T12">value</text:span><text:span text:style-name="T11">=</text:span><text:span text:style-name="T7">{</text:span><text:span text:style-name="T9">nuevoIngreso</text:span><text:span text:style-name="T11">.</text:span><text:span text:style-name="T12">fecha</text:span><text:span text:style-name="T7">}</text:span></text:p>
      <text:p text:style-name="P3">              <text:span text:style-name="T12">onChange</text:span><text:span text:style-name="T11">=</text:span><text:span text:style-name="T7">{</text:span><text:span text:style-name="T10">handleChange</text:span><text:span text:style-name="T7">}</text:span></text:p>
      <text:p text:style-name="P3">              <text:span text:style-name="T12">required</text:span></text:p>
      <text:p text:style-name="P3">            <text:span text:style-name="T17">/&gt;</text:span></text:p>
      <text:p text:style-name="P3">          <text:span text:style-name="T17">&lt;/</text:span><text:span text:style-name="T7">label</text:span><text:span text:style-name="T17">&gt;</text:span></text:p>
      <text:p text:style-name="P2"/>
      <text:p text:style-name="P3">          <text:span text:style-name="T17">&lt;</text:span><text:span text:style-name="T7">button</text:span><text:span text:style-name="T8"> </text:span><text:span text:style-name="T12">type</text:span><text:span text:style-name="T11">=</text:span><text:span text:style-name="T13">"submit"</text:span><text:span text:style-name="T17">&gt;</text:span><text:span text:style-name="T7">{</text:span><text:span text:style-name="T9">nuevoIngreso</text:span><text:span text:style-name="T11">.</text:span><text:span text:style-name="T12">id</text:span><text:span text:style-name="T11"> ? </text:span><text:span text:style-name="T13">"Guardar Cambios"</text:span><text:span text:style-name="T11"> : </text:span><text:span text:style-name="T13">"Agregar"</text:span><text:span text:style-name="T7">}</text:span><text:span text:style-name="T17">&lt;/</text:span><text:span text:style-name="T7">button</text:span><text:span text:style-name="T17">&gt;</text:span></text:p>
      <text:p text:style-name="P3">        <text:span text:style-name="T17">&lt;/</text:span><text:span text:style-name="T7">form</text:span><text:span text:style-name="T17">&gt;</text:span></text:p>
      <text:p text:style-name="P2"/>
      <text:p text:style-name="P3">        <text:span text:style-name="T7">{</text:span><text:span text:style-name="T6">/* Mensaje de éxito/error/información */</text:span><text:span text:style-name="T7">}</text:span></text:p>
      <text:p text:style-name="P3">        <text:span text:style-name="T7">{</text:span><text:span text:style-name="T9">message</text:span><text:span text:style-name="T11"> ? (</text:span></text:p>
      <text:p text:style-name="P3"><text:span text:style-name="T18">          </text:span><text:span text:style-name="T17">&lt;</text:span><text:span text:style-name="T7">div</text:span></text:p>
      <text:p text:style-name="P3"><text:span text:style-name="T18">            </text:span><text:span text:style-name="T12">style</text:span><text:span text:style-name="T11">=</text:span><text:span text:style-name="T7">{</text:span><text:span text:style-name="T11">{</text:span></text:p>
      <text:p text:style-name="P3"><text:span text:style-name="T18">              </text:span><text:span text:style-name="T12">marginTop:</text:span><text:span text:style-name="T11"> </text:span><text:span text:style-name="T14">12</text:span><text:span text:style-name="T11">,</text:span></text:p>
      <text:p text:style-name="P3"><text:span text:style-name="T18">              </text:span><text:span text:style-name="T12">padding:</text:span><text:span text:style-name="T11"> </text:span><text:span text:style-name="T13">"8px 10px"</text:span><text:span text:style-name="T11">,</text:span></text:p>
      <text:p text:style-name="P3"><text:span text:style-name="T18">              </text:span><text:span text:style-name="T12">borderRadius:</text:span><text:span text:style-name="T11"> </text:span><text:span text:style-name="T14">8</text:span><text:span text:style-name="T11">,</text:span></text:p>
      <text:p text:style-name="P3"><text:span text:style-name="T18">              </text:span><text:span text:style-name="T12">backgroundColor:</text:span></text:p>
      <text:p text:style-name="P3"><text:span text:style-name="T18">                </text:span><text:span text:style-name="T9">messageType</text:span><text:span text:style-name="T11"> === </text:span><text:span text:style-name="T13">"success"</text:span><text:span text:style-name="T11"> ? </text:span><text:span text:style-name="T13">"#e6ffed"</text:span><text:span text:style-name="T11"> : </text:span><text:span text:style-name="T9">messageType</text:span><text:span text:style-name="T11"> === </text:span><text:span text:style-name="T13">"error"</text:span><text:span text:style-name="T11"> ? </text:span><text:span text:style-name="T13">"#ffe6e6"</text:span><text:span text:style-name="T11"> : </text:span><text:span text:style-name="T13">"#eef6ff"</text:span><text:span text:style-name="T11">,</text:span></text:p>
      <text:p text:style-name="P3"><text:span text:style-name="T18">              </text:span><text:span text:style-name="T12">color:</text:span><text:span text:style-name="T11"> </text:span><text:span text:style-name="T9">messageType</text:span><text:span text:style-name="T11"> === </text:span><text:span text:style-name="T13">"success"</text:span><text:span text:style-name="T11"> ? </text:span><text:span text:style-name="T13">"#0a6b2e"</text:span><text:span text:style-name="T11"> : </text:span><text:span text:style-name="T9">messageType</text:span><text:span text:style-name="T11"> === </text:span><text:span text:style-name="T13">"error"</text:span><text:span text:style-name="T11"> ? </text:span><text:span text:style-name="T13">"#8a1f1f"</text:span><text:span text:style-name="T11"> : </text:span><text:span text:style-name="T13">"#0a4f8a"</text:span><text:span text:style-name="T11">,</text:span></text:p>
      <text:p text:style-name="P3"><text:span text:style-name="T18">              </text:span><text:span text:style-name="T12">border:</text:span><text:span text:style-name="T11"> </text:span><text:span text:style-name="T13">"1px solid rgba(0,0,0,0.06)"</text:span><text:span text:style-name="T11">,</text:span></text:p>
      <text:p text:style-name="P3"><text:span text:style-name="T18">              </text:span><text:span text:style-name="T12">fontSize:</text:span><text:span text:style-name="T11"> </text:span><text:span text:style-name="T13">"0.95rem"</text:span><text:span text:style-name="T11">,</text:span></text:p>
      <text:p text:style-name="P3"><text:span text:style-name="T18">            </text:span><text:span text:style-name="T11">}</text:span><text:span text:style-name="T7">}</text:span></text:p>
      <text:p text:style-name="P3"><text:span text:style-name="T18">          </text:span><text:span text:style-name="T17">&gt;</text:span></text:p>
      <text:p text:style-name="P3"><text:span text:style-name="T18">            </text:span><text:span text:style-name="T7">{</text:span><text:span text:style-name="T9">message</text:span><text:span text:style-name="T7">}</text:span></text:p>
      <text:p text:style-name="P3"><text:span text:style-name="T18">          </text:span><text:span text:style-name="T17">&lt;/</text:span><text:span text:style-name="T7">div</text:span><text:span text:style-name="T17">&gt;</text:span></text:p>
      <text:p text:style-name="P3"><text:span text:style-name="T18">        </text:span><text:span text:style-name="T11">) : </text:span><text:span text:style-name="T7">null}</text:span></text:p>
      <text:p text:style-name="P3">      <text:span text:style-name="T17">&lt;/</text:span><text:span text:style-name="T7">div</text:span><text:span text:style-name="T17">&gt;</text:span></text:p>
      <text:p text:style-name="P3">    <text:span text:style-name="T17">&lt;/</text:span><text:span text:style-name="T7">div</text:span><text:span text:style-name="T17">&gt;</text:span></text:p>
      <text:p text:style-name="P3">  <text:span text:style-name="T8">);</text:span></text:p>
      <text:p text:style-name="P1">}</text:p>
      <text:p text:style-name="P2"/>
      <text:p text:style-name="P1"><text:span text:style-name="T1">export</text:span> <text:span text:style-name="T1">default</text:span> <text:span text:style-name="T5">AltaIngreso</text:span>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1T00:13:00.291342500</meta:creation-date>
    <dc:date>2025-09-01T00:13:10.239038900</dc:date>
    <meta:editing-duration>PT10S</meta:editing-duration>
    <meta:editing-cycles>1</meta:editing-cycles>
    <meta:generator>LibreOffice/25.2.5.2$Windows_X86_64 LibreOffice_project/03d19516eb2e1dd5d4ccd751a0d6f35f35e08022</meta:generator>
    <meta:document-statistic meta:table-count="0" meta:image-count="0" meta:object-count="0" meta:page-count="8" meta:paragraph-count="348" meta:word-count="1254" meta:character-count="12410" meta:non-whitespace-character-count="8834"/>
  </office:meta>
</office:document-meta>
</file>